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Sans1" svg:font-family="DejaVuSans"/>
    <style:font-face style:name="Lohit Devanagari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7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3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1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13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17" style:family="graphic" style:parent-style-name="standard">
      <style:graphic-properties draw:stroke="solid" svg:stroke-width="0.052cm" svg:stroke-color="#9467bd" draw:stroke-linejoin="round" svg:stroke-linecap="square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24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.45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4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5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7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5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0.4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246cm" fo:padding-top="0cm" fo:padding-bottom="0cm" fo:padding-left="0cm" fo:padding-right="0cm"/>
      <style:paragraph-properties style:writing-mode="lr-tb"/>
    </style:style>
    <style:style style:name="gr29" style:family="graphic" style:parent-style-name="objectwithoutfill">
      <style:graphic-properties draw:stroke="dash" draw:stroke-dash="Fine_20_Dashed" svg:stroke-width="0.051cm" draw:marker-start-width="0.279cm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30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1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82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 draw:opacity="80%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20pt" style:font-size-asian="20pt" style:font-size-complex="20pt"/>
    </style:style>
    <style:style style:name="T1" style:family="text">
      <style:text-properties fo:color="#000000" style:font-name="DejaVuSans1" fo:font-size="10pt" style:font-size-asian="10pt" style:font-name-complex="DejaVuSans1" style:font-size-complex="10pt"/>
    </style:style>
    <style:style style:name="T2" style:family="text">
      <style:text-properties fo:color="#000000" style:font-name="DejaVuSans1" fo:font-size="10pt" fo:font-style="italic" style:font-size-asian="10pt" style:font-name-complex="DejaVuSans1" style:font-size-complex="10pt" style:font-style-complex="italic"/>
    </style:style>
    <style:style style:name="T3" style:family="text">
      <style:text-properties fo:color="#000000" style:font-name="DejaVuSans1" fo:font-size="7pt" style:font-size-asian="7pt" style:font-name-complex="DejaVuSans1" style:font-size-complex="7pt"/>
    </style:style>
    <style:style style:name="T4" style:family="text">
      <style:text-properties fo:color="#000000" style:font-name="DejaVuSans1" fo:font-size="7pt" fo:font-style="italic" style:font-size-asian="7pt" style:font-name-complex="DejaVuSans1" style:font-size-complex="7pt" style:font-style-complex="italic"/>
    </style:style>
    <style:style style:name="T5" style:family="text">
      <style:text-properties fo:color="#3465a4" fo:font-size="12pt" fo:background-color="#ffffff"/>
    </style:style>
    <style:style style:name="T6" style:family="text">
      <style:text-properties fo:color="#3465a4" fo:font-size="20pt" fo:background-color="#ffffff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576cm" svg:height="0.412cm" svg:x="5.281cm" svg:y="11.653cm">
          <draw:text-box>
            <text:p text:style-name="P1"><text:span text:style-name="T1">bias current I [</text:span></text:p>
          </draw:text-box>
        </draw:frame>
        <draw:frame draw:style-name="gr2" draw:text-style-name="P2" draw:layer="layout" svg:width="0.9cm" svg:height="0.412cm" svg:x="8.092cm" svg:y="11.653cm">
          <draw:text-box>
            <text:p text:style-name="P1"><text:span text:style-name="T2">A</text:span><text:span text:style-name="T1">/</text:span><text:span text:style-name="T2">cm</text:span></text:p>
          </draw:text-box>
        </draw:frame>
        <draw:frame draw:style-name="gr3" draw:text-style-name="P3" draw:layer="layout" svg:width="0.246cm" svg:height="0.289cm" svg:x="9.006cm" svg:y="11.616cm">
          <draw:text-box>
            <text:p text:style-name="P1"><text:span text:style-name="T3">2</text:span></text:p>
          </draw:text-box>
        </draw:frame>
        <draw:path draw:style-name="gr4" draw:text-style-name="P4" draw:layer="layout" svg:width="0.213cm" svg:height="0.266cm" svg:x="7.863cm" svg:y="11.787cm" svg:viewBox="0 0 214 267" svg:d="M0 267l51-267h32l-23 121c-1 3-2 6-2 8 0 3 0 6 0 9 0 11 3 19 10 25 6 6 16 8 29 8 17 0 30-4 41-14 10-10 17-24 21-43l23-114h32l-29 150c-1 2-1 4-1 5 0 2 0 3 0 4 0 4 0 7 2 8 1 2 3 3 6 3 2 0 3 0 5-1s5-2 9-3l-5 25c-5 3-10 4-15 5-4 2-9 3-13 3-9 0-15-3-19-8-4-4-6-11-6-19-7 9-14 16-23 20s-20 7-32 7c-11 0-20-3-28-8-8-4-13-11-15-19l-19 95z">
          <text:p/>
        </draw:path>
        <draw:frame draw:style-name="gr5" draw:text-style-name="P2" draw:layer="layout" svg:width="0.352cm" svg:height="0.412cm" svg:x="9.173cm" svg:y="11.653cm">
          <draw:text-box>
            <text:p text:style-name="P1"><text:span text:style-name="T1">]</text:span></text:p>
          </draw:text-box>
        </draw:frame>
        <draw:frame draw:style-name="gr5" draw:text-style-name="P2" draw:layer="layout" svg:width="0.352cm" svg:height="0.412cm" draw:transform="rotate (1.5707963267949) translate (0.672cm 6.03cm)">
          <draw:text-box>
            <text:p text:style-name="P1"><text:span text:style-name="T2">D</text:span></text:p>
          </draw:text-box>
        </draw:frame>
        <draw:frame draw:style-name="gr6" draw:text-style-name="P3" draw:layer="layout" svg:width="0.332cm" svg:height="0.289cm" draw:transform="rotate (1.5707963267949) translate (0.828cm 5.758cm)">
          <draw:text-box>
            <text:p text:style-name="P1"><text:span text:style-name="T4">eff</text:span></text:p>
          </draw:text-box>
        </draw:frame>
        <draw:frame draw:style-name="gr7" draw:text-style-name="P2" draw:layer="layout" svg:width="0.429cm" svg:height="0.412cm" draw:transform="rotate (1.5707963267949) translate (0.672cm 5.423cm)">
          <draw:text-box>
            <text:p text:style-name="P1"><text:span text:style-name="T1"><text:s/></text:span><text:span text:style-name="T1">[</text:span><text:span text:style-name="T2">s</text:span></text:p>
          </draw:text-box>
        </draw:frame>
        <draw:frame draw:style-name="gr3" draw:text-style-name="P3" draw:layer="layout" svg:width="0.246cm" svg:height="0.289cm" draw:transform="rotate (1.5707963267949) translate (0.635cm 4.766cm)">
          <draw:text-box>
            <text:p text:style-name="P1"><text:span text:style-name="T3">1</text:span></text:p>
          </draw:text-box>
        </draw:frame>
        <draw:polygon draw:style-name="gr4" draw:text-style-name="P4" draw:layer="layout" svg:width="0.021cm" svg:height="0.155cm" svg:x="0.776cm" svg:y="4.791cm" svg:viewBox="0 0 22 156" draw:points="0,156 0,0 22,0 22,156">
          <text:p/>
        </draw:polygon>
        <draw:frame draw:style-name="gr5" draw:text-style-name="P2" draw:layer="layout" svg:width="0.352cm" svg:height="0.412cm" draw:transform="rotate (1.5707963267949) translate (0.672cm 4.599cm)">
          <draw:text-box>
            <text:p text:style-name="P1"><text:span text:style-name="T1">]</text:span></text:p>
          </draw:text-box>
        </draw:frame>
        <draw:frame draw:style-name="gr8" draw:text-style-name="P2" draw:layer="layout" svg:width="1.12cm" svg:height="0.412cm" draw:transform="rotate (1.5707963267949) translate (0.604cm 2.667cm)">
          <draw:text-box>
            <text:p text:style-name="P1"><text:span text:style-name="T1">&lt;v&gt;[</text:span><text:span text:style-name="T2">s</text:span></text:p>
          </draw:text-box>
        </draw:frame>
        <draw:frame draw:style-name="gr3" draw:text-style-name="P3" draw:layer="layout" svg:width="0.246cm" svg:height="0.289cm" draw:transform="rotate (1.5707963267949) translate (0.567cm 1.34cm)">
          <draw:text-box>
            <text:p text:style-name="P1"><text:span text:style-name="T3">1</text:span></text:p>
          </draw:text-box>
        </draw:frame>
        <draw:polygon draw:style-name="gr4" draw:text-style-name="P4" draw:layer="layout" svg:width="0.02cm" svg:height="0.155cm" svg:x="0.708cm" svg:y="1.366cm" svg:viewBox="0 0 21 156" draw:points="0,156 0,0 21,0 21,156">
          <text:p/>
        </draw:polygon>
        <draw:frame draw:style-name="gr5" draw:text-style-name="P2" draw:layer="layout" svg:width="0.352cm" svg:height="0.412cm" draw:transform="rotate (1.5707963267949) translate (0.604cm 1.174cm)">
          <draw:text-box>
            <text:p text:style-name="P1"><text:span text:style-name="T1">]</text:span></text:p>
          </draw:text-box>
        </draw:frame>
        <draw:frame draw:style-name="gr9" draw:text-style-name="P2" draw:layer="layout" svg:width="2.318cm" svg:height="0.412cm" draw:transform="rotate (1.5707963267949) translate (0.635cm 10.668cm)">
          <draw:text-box>
            <text:p text:style-name="P1"><text:span text:style-name="T1">Fano factor F</text:span></text:p>
          </draw:text-box>
        </draw:frame>
        <draw:polygon draw:style-name="gr10" draw:text-style-name="P5" draw:layer="layout" svg:width="8.476cm" svg:height="4.763cm" svg:x="2.699cm" svg:y="2.997cm" svg:viewBox="0 0 8477 4764" draw:points="0,4764 8477,4764 8477,0 0,0">
          <text:p/>
        </draw:polygon>
        <draw:polygon draw:style-name="gr4" draw:text-style-name="P4" draw:layer="layout" svg:width="0cm" svg:height="0.062cm" svg:x="3.298cm" svg:y="7.76cm" svg:viewBox="0 0 0 63" draw:points="0,0 0,63">
          <text:p/>
        </draw:polygon>
        <draw:line draw:style-name="gr11" draw:text-style-name="P6" draw:layer="layout" svg:x1="3.298cm" svg:y1="7.76cm" svg:x2="3.298cm" svg:y2="7.823cm">
          <text:p/>
        </draw:line>
        <draw:polygon draw:style-name="gr4" draw:text-style-name="P4" draw:layer="layout" svg:width="0cm" svg:height="0.062cm" svg:x="4.369cm" svg:y="7.76cm" svg:viewBox="0 0 0 63" draw:points="0,0 0,63">
          <text:p/>
        </draw:polygon>
        <draw:line draw:style-name="gr11" draw:text-style-name="P6" draw:layer="layout" svg:x1="4.369cm" svg:y1="7.76cm" svg:x2="4.369cm" svg:y2="7.823cm">
          <text:p/>
        </draw:line>
        <draw:polygon draw:style-name="gr4" draw:text-style-name="P4" draw:layer="layout" svg:width="0cm" svg:height="0.062cm" svg:x="5.439cm" svg:y="7.76cm" svg:viewBox="0 0 0 63" draw:points="0,0 0,63">
          <text:p/>
        </draw:polygon>
        <draw:line draw:style-name="gr11" draw:text-style-name="P6" draw:layer="layout" svg:x1="5.439cm" svg:y1="7.76cm" svg:x2="5.439cm" svg:y2="7.823cm">
          <text:p/>
        </draw:line>
        <draw:polygon draw:style-name="gr4" draw:text-style-name="P4" draw:layer="layout" svg:width="0cm" svg:height="0.062cm" svg:x="6.509cm" svg:y="7.76cm" svg:viewBox="0 0 0 63" draw:points="0,0 0,63">
          <text:p/>
        </draw:polygon>
        <draw:line draw:style-name="gr11" draw:text-style-name="P6" draw:layer="layout" svg:x1="6.509cm" svg:y1="7.76cm" svg:x2="6.509cm" svg:y2="7.823cm">
          <text:p/>
        </draw:line>
        <draw:polygon draw:style-name="gr4" draw:text-style-name="P4" draw:layer="layout" svg:width="0cm" svg:height="0.062cm" svg:x="7.579cm" svg:y="7.76cm" svg:viewBox="0 0 0 63" draw:points="0,0 0,63">
          <text:p/>
        </draw:polygon>
        <draw:line draw:style-name="gr11" draw:text-style-name="P6" draw:layer="layout" svg:x1="7.579cm" svg:y1="7.76cm" svg:x2="7.579cm" svg:y2="7.823cm">
          <text:p/>
        </draw:line>
        <draw:polygon draw:style-name="gr4" draw:text-style-name="P4" draw:layer="layout" svg:width="0cm" svg:height="0.062cm" svg:x="8.65cm" svg:y="7.76cm" svg:viewBox="0 0 0 63" draw:points="0,0 0,63">
          <text:p/>
        </draw:polygon>
        <draw:line draw:style-name="gr11" draw:text-style-name="P6" draw:layer="layout" svg:x1="8.65cm" svg:y1="7.76cm" svg:x2="8.65cm" svg:y2="7.823cm">
          <text:p/>
        </draw:line>
        <draw:polygon draw:style-name="gr4" draw:text-style-name="P4" draw:layer="layout" svg:width="0cm" svg:height="0.062cm" svg:x="9.72cm" svg:y="7.76cm" svg:viewBox="0 0 0 63" draw:points="0,0 0,63">
          <text:p/>
        </draw:polygon>
        <draw:line draw:style-name="gr11" draw:text-style-name="P6" draw:layer="layout" svg:x1="9.72cm" svg:y1="7.76cm" svg:x2="9.72cm" svg:y2="7.823cm">
          <text:p/>
        </draw:line>
        <draw:polygon draw:style-name="gr4" draw:text-style-name="P4" draw:layer="layout" svg:width="0cm" svg:height="0.062cm" svg:x="10.79cm" svg:y="7.76cm" svg:viewBox="0 0 0 63" draw:points="0,0 0,63">
          <text:p/>
        </draw:polygon>
        <draw:line draw:style-name="gr11" draw:text-style-name="P6" draw:layer="layout" svg:x1="10.79cm" svg:y1="7.76cm" svg:x2="10.79cm" svg:y2="7.823cm">
          <text:p/>
        </draw:line>
        <draw:polygon draw:style-name="gr4" draw:text-style-name="P4" draw:layer="layout" svg:width="0.082cm" svg:height="0cm" svg:x="2.616cm" svg:y="7.184cm" svg:viewBox="0 0 83 0" draw:points="83,0 0,0">
          <text:p/>
        </draw:polygon>
        <draw:line draw:style-name="gr11" draw:text-style-name="P6" draw:layer="layout" svg:x1="2.699cm" svg:y1="7.184cm" svg:x2="2.616cm" svg:y2="7.184cm">
          <text:p/>
        </draw:line>
        <draw:polygon draw:style-name="gr4" draw:text-style-name="P4" draw:layer="layout" svg:width="0.082cm" svg:height="0cm" svg:x="2.616cm" svg:y="6.403cm" svg:viewBox="0 0 83 0" draw:points="83,0 0,0">
          <text:p/>
        </draw:polygon>
        <draw:line draw:style-name="gr11" draw:text-style-name="P6" draw:layer="layout" svg:x1="2.699cm" svg:y1="6.403cm" svg:x2="2.616cm" svg:y2="6.403cm">
          <text:p/>
        </draw:line>
        <draw:polygon draw:style-name="gr4" draw:text-style-name="P4" draw:layer="layout" svg:width="0.082cm" svg:height="0cm" svg:x="2.616cm" svg:y="5.623cm" svg:viewBox="0 0 83 0" draw:points="83,0 0,0">
          <text:p/>
        </draw:polygon>
        <draw:line draw:style-name="gr11" draw:text-style-name="P6" draw:layer="layout" svg:x1="2.699cm" svg:y1="5.623cm" svg:x2="2.616cm" svg:y2="5.623cm">
          <text:p/>
        </draw:line>
        <draw:polygon draw:style-name="gr4" draw:text-style-name="P4" draw:layer="layout" svg:width="0.082cm" svg:height="0cm" svg:x="2.616cm" svg:y="4.842cm" svg:viewBox="0 0 83 0" draw:points="83,0 0,0">
          <text:p/>
        </draw:polygon>
        <draw:line draw:style-name="gr11" draw:text-style-name="P6" draw:layer="layout" svg:x1="2.699cm" svg:y1="4.842cm" svg:x2="2.616cm" svg:y2="4.842cm">
          <text:p/>
        </draw:line>
        <draw:polygon draw:style-name="gr4" draw:text-style-name="P4" draw:layer="layout" svg:width="0.082cm" svg:height="0cm" svg:x="2.616cm" svg:y="4.063cm" svg:viewBox="0 0 83 0" draw:points="83,0 0,0">
          <text:p/>
        </draw:polygon>
        <draw:line draw:style-name="gr11" draw:text-style-name="P6" draw:layer="layout" svg:x1="2.699cm" svg:y1="4.063cm" svg:x2="2.616cm" svg:y2="4.063cm">
          <text:p/>
        </draw:line>
        <draw:polygon draw:style-name="gr4" draw:text-style-name="P4" draw:layer="layout" svg:width="0.082cm" svg:height="0cm" svg:x="2.616cm" svg:y="3.282cm" svg:viewBox="0 0 83 0" draw:points="83,0 0,0">
          <text:p/>
        </draw:polygon>
        <draw:line draw:style-name="gr11" draw:text-style-name="P6" draw:layer="layout" svg:x1="2.699cm" svg:y1="3.282cm" svg:x2="2.616cm" svg:y2="3.282cm">
          <text:p/>
        </draw:line>
        <draw:polygon draw:style-name="gr4" draw:text-style-name="P4" draw:layer="layout" svg:width="0.047cm" svg:height="0cm" svg:x="2.652cm" svg:y="7.729cm" svg:viewBox="0 0 48 0" draw:points="48,0 0,0">
          <text:p/>
        </draw:polygon>
        <draw:line draw:style-name="gr12" draw:text-style-name="P6" draw:layer="layout" svg:x1="2.7cm" svg:y1="7.729cm" svg:x2="2.652cm" svg:y2="7.729cm">
          <text:p/>
        </draw:line>
        <draw:polygon draw:style-name="gr4" draw:text-style-name="P4" draw:layer="layout" svg:width="0.047cm" svg:height="0cm" svg:x="2.652cm" svg:y="7.592cm" svg:viewBox="0 0 48 0" draw:points="48,0 0,0">
          <text:p/>
        </draw:polygon>
        <draw:line draw:style-name="gr12" draw:text-style-name="P6" draw:layer="layout" svg:x1="2.7cm" svg:y1="7.592cm" svg:x2="2.652cm" svg:y2="7.592cm">
          <text:p/>
        </draw:line>
        <draw:polygon draw:style-name="gr4" draw:text-style-name="P4" draw:layer="layout" svg:width="0.047cm" svg:height="0cm" svg:x="2.652cm" svg:y="7.494cm" svg:viewBox="0 0 48 0" draw:points="48,0 0,0">
          <text:p/>
        </draw:polygon>
        <draw:line draw:style-name="gr12" draw:text-style-name="P6" draw:layer="layout" svg:x1="2.7cm" svg:y1="7.494cm" svg:x2="2.652cm" svg:y2="7.494cm">
          <text:p/>
        </draw:line>
        <draw:polygon draw:style-name="gr4" draw:text-style-name="P4" draw:layer="layout" svg:width="0.047cm" svg:height="0cm" svg:x="2.652cm" svg:y="7.419cm" svg:viewBox="0 0 48 0" draw:points="48,0 0,0">
          <text:p/>
        </draw:polygon>
        <draw:line draw:style-name="gr12" draw:text-style-name="P6" draw:layer="layout" svg:x1="2.7cm" svg:y1="7.419cm" svg:x2="2.652cm" svg:y2="7.419cm">
          <text:p/>
        </draw:line>
        <draw:polygon draw:style-name="gr4" draw:text-style-name="P4" draw:layer="layout" svg:width="0.047cm" svg:height="0cm" svg:x="2.652cm" svg:y="7.357cm" svg:viewBox="0 0 48 0" draw:points="48,0 0,0">
          <text:p/>
        </draw:polygon>
        <draw:line draw:style-name="gr12" draw:text-style-name="P6" draw:layer="layout" svg:x1="2.7cm" svg:y1="7.357cm" svg:x2="2.652cm" svg:y2="7.357cm">
          <text:p/>
        </draw:line>
        <draw:polygon draw:style-name="gr4" draw:text-style-name="P4" draw:layer="layout" svg:width="0.047cm" svg:height="0cm" svg:x="2.652cm" svg:y="7.304cm" svg:viewBox="0 0 48 0" draw:points="48,0 0,0">
          <text:p/>
        </draw:polygon>
        <draw:line draw:style-name="gr12" draw:text-style-name="P6" draw:layer="layout" svg:x1="2.7cm" svg:y1="7.304cm" svg:x2="2.652cm" svg:y2="7.304cm">
          <text:p/>
        </draw:line>
        <draw:polygon draw:style-name="gr4" draw:text-style-name="P4" draw:layer="layout" svg:width="0.047cm" svg:height="0cm" svg:x="2.652cm" svg:y="7.259cm" svg:viewBox="0 0 48 0" draw:points="48,0 0,0">
          <text:p/>
        </draw:polygon>
        <draw:line draw:style-name="gr12" draw:text-style-name="P6" draw:layer="layout" svg:x1="2.7cm" svg:y1="7.259cm" svg:x2="2.652cm" svg:y2="7.259cm">
          <text:p/>
        </draw:line>
        <draw:polygon draw:style-name="gr4" draw:text-style-name="P4" draw:layer="layout" svg:width="0.047cm" svg:height="0cm" svg:x="2.652cm" svg:y="7.219cm" svg:viewBox="0 0 48 0" draw:points="48,0 0,0">
          <text:p/>
        </draw:polygon>
        <draw:line draw:style-name="gr12" draw:text-style-name="P6" draw:layer="layout" svg:x1="2.7cm" svg:y1="7.219cm" svg:x2="2.652cm" svg:y2="7.219cm">
          <text:p/>
        </draw:line>
        <draw:polygon draw:style-name="gr4" draw:text-style-name="P4" draw:layer="layout" svg:width="0.047cm" svg:height="0cm" svg:x="2.652cm" svg:y="6.949cm" svg:viewBox="0 0 48 0" draw:points="48,0 0,0">
          <text:p/>
        </draw:polygon>
        <draw:line draw:style-name="gr12" draw:text-style-name="P6" draw:layer="layout" svg:x1="2.7cm" svg:y1="6.949cm" svg:x2="2.652cm" svg:y2="6.949cm">
          <text:p/>
        </draw:line>
        <draw:polygon draw:style-name="gr4" draw:text-style-name="P4" draw:layer="layout" svg:width="0.047cm" svg:height="0cm" svg:x="2.652cm" svg:y="6.811cm" svg:viewBox="0 0 48 0" draw:points="48,0 0,0">
          <text:p/>
        </draw:polygon>
        <draw:line draw:style-name="gr12" draw:text-style-name="P6" draw:layer="layout" svg:x1="2.7cm" svg:y1="6.811cm" svg:x2="2.652cm" svg:y2="6.811cm">
          <text:p/>
        </draw:line>
        <draw:polygon draw:style-name="gr4" draw:text-style-name="P4" draw:layer="layout" svg:width="0.047cm" svg:height="0cm" svg:x="2.652cm" svg:y="6.714cm" svg:viewBox="0 0 48 0" draw:points="48,0 0,0">
          <text:p/>
        </draw:polygon>
        <draw:line draw:style-name="gr12" draw:text-style-name="P6" draw:layer="layout" svg:x1="2.7cm" svg:y1="6.714cm" svg:x2="2.652cm" svg:y2="6.714cm">
          <text:p/>
        </draw:line>
        <draw:polygon draw:style-name="gr4" draw:text-style-name="P4" draw:layer="layout" svg:width="0.047cm" svg:height="0cm" svg:x="2.652cm" svg:y="6.638cm" svg:viewBox="0 0 48 0" draw:points="48,0 0,0">
          <text:p/>
        </draw:polygon>
        <draw:line draw:style-name="gr12" draw:text-style-name="P6" draw:layer="layout" svg:x1="2.7cm" svg:y1="6.638cm" svg:x2="2.652cm" svg:y2="6.638cm">
          <text:p/>
        </draw:line>
        <draw:polygon draw:style-name="gr4" draw:text-style-name="P4" draw:layer="layout" svg:width="0.047cm" svg:height="0cm" svg:x="2.652cm" svg:y="6.576cm" svg:viewBox="0 0 48 0" draw:points="48,0 0,0">
          <text:p/>
        </draw:polygon>
        <draw:line draw:style-name="gr12" draw:text-style-name="P6" draw:layer="layout" svg:x1="2.7cm" svg:y1="6.576cm" svg:x2="2.652cm" svg:y2="6.576cm">
          <text:p/>
        </draw:line>
        <draw:polygon draw:style-name="gr4" draw:text-style-name="P4" draw:layer="layout" svg:width="0.047cm" svg:height="0cm" svg:x="2.652cm" svg:y="6.524cm" svg:viewBox="0 0 48 0" draw:points="48,0 0,0">
          <text:p/>
        </draw:polygon>
        <draw:line draw:style-name="gr12" draw:text-style-name="P6" draw:layer="layout" svg:x1="2.7cm" svg:y1="6.524cm" svg:x2="2.652cm" svg:y2="6.524cm">
          <text:p/>
        </draw:line>
        <draw:polygon draw:style-name="gr4" draw:text-style-name="P4" draw:layer="layout" svg:width="0.047cm" svg:height="0cm" svg:x="2.652cm" svg:y="6.479cm" svg:viewBox="0 0 48 0" draw:points="48,0 0,0">
          <text:p/>
        </draw:polygon>
        <draw:line draw:style-name="gr12" draw:text-style-name="P6" draw:layer="layout" svg:x1="2.7cm" svg:y1="6.479cm" svg:x2="2.652cm" svg:y2="6.479cm">
          <text:p/>
        </draw:line>
        <draw:polygon draw:style-name="gr4" draw:text-style-name="P4" draw:layer="layout" svg:width="0.047cm" svg:height="0cm" svg:x="2.652cm" svg:y="6.439cm" svg:viewBox="0 0 48 0" draw:points="48,0 0,0">
          <text:p/>
        </draw:polygon>
        <draw:line draw:style-name="gr12" draw:text-style-name="P6" draw:layer="layout" svg:x1="2.7cm" svg:y1="6.439cm" svg:x2="2.652cm" svg:y2="6.439cm">
          <text:p/>
        </draw:line>
        <draw:polygon draw:style-name="gr4" draw:text-style-name="P4" draw:layer="layout" svg:width="0.047cm" svg:height="0cm" svg:x="2.652cm" svg:y="6.168cm" svg:viewBox="0 0 48 0" draw:points="48,0 0,0">
          <text:p/>
        </draw:polygon>
        <draw:line draw:style-name="gr12" draw:text-style-name="P6" draw:layer="layout" svg:x1="2.7cm" svg:y1="6.168cm" svg:x2="2.652cm" svg:y2="6.168cm">
          <text:p/>
        </draw:line>
        <draw:polygon draw:style-name="gr4" draw:text-style-name="P4" draw:layer="layout" svg:width="0.047cm" svg:height="0cm" svg:x="2.652cm" svg:y="6.031cm" svg:viewBox="0 0 48 0" draw:points="48,0 0,0">
          <text:p/>
        </draw:polygon>
        <draw:line draw:style-name="gr12" draw:text-style-name="P6" draw:layer="layout" svg:x1="2.7cm" svg:y1="6.031cm" svg:x2="2.652cm" svg:y2="6.031cm">
          <text:p/>
        </draw:line>
        <draw:polygon draw:style-name="gr4" draw:text-style-name="P4" draw:layer="layout" svg:width="0.047cm" svg:height="0cm" svg:x="2.652cm" svg:y="5.933cm" svg:viewBox="0 0 48 0" draw:points="48,0 0,0">
          <text:p/>
        </draw:polygon>
        <draw:line draw:style-name="gr12" draw:text-style-name="P6" draw:layer="layout" svg:x1="2.7cm" svg:y1="5.933cm" svg:x2="2.652cm" svg:y2="5.933cm">
          <text:p/>
        </draw:line>
        <draw:polygon draw:style-name="gr4" draw:text-style-name="P4" draw:layer="layout" svg:width="0.047cm" svg:height="0cm" svg:x="2.652cm" svg:y="5.858cm" svg:viewBox="0 0 48 0" draw:points="48,0 0,0">
          <text:p/>
        </draw:polygon>
        <draw:line draw:style-name="gr12" draw:text-style-name="P6" draw:layer="layout" svg:x1="2.7cm" svg:y1="5.858cm" svg:x2="2.652cm" svg:y2="5.858cm">
          <text:p/>
        </draw:line>
        <draw:polygon draw:style-name="gr4" draw:text-style-name="P4" draw:layer="layout" svg:width="0.047cm" svg:height="0cm" svg:x="2.652cm" svg:y="5.796cm" svg:viewBox="0 0 48 0" draw:points="48,0 0,0">
          <text:p/>
        </draw:polygon>
        <draw:line draw:style-name="gr12" draw:text-style-name="P6" draw:layer="layout" svg:x1="2.7cm" svg:y1="5.796cm" svg:x2="2.652cm" svg:y2="5.796cm">
          <text:p/>
        </draw:line>
        <draw:polygon draw:style-name="gr4" draw:text-style-name="P4" draw:layer="layout" svg:width="0.047cm" svg:height="0cm" svg:x="2.652cm" svg:y="5.744cm" svg:viewBox="0 0 48 0" draw:points="48,0 0,0">
          <text:p/>
        </draw:polygon>
        <draw:line draw:style-name="gr12" draw:text-style-name="P6" draw:layer="layout" svg:x1="2.7cm" svg:y1="5.744cm" svg:x2="2.652cm" svg:y2="5.744cm">
          <text:p/>
        </draw:line>
        <draw:polygon draw:style-name="gr4" draw:text-style-name="P4" draw:layer="layout" svg:width="0.047cm" svg:height="0cm" svg:x="2.652cm" svg:y="5.698cm" svg:viewBox="0 0 48 0" draw:points="48,0 0,0">
          <text:p/>
        </draw:polygon>
        <draw:line draw:style-name="gr12" draw:text-style-name="P6" draw:layer="layout" svg:x1="2.7cm" svg:y1="5.698cm" svg:x2="2.652cm" svg:y2="5.698cm">
          <text:p/>
        </draw:line>
        <draw:polygon draw:style-name="gr4" draw:text-style-name="P4" draw:layer="layout" svg:width="0.047cm" svg:height="0cm" svg:x="2.652cm" svg:y="5.659cm" svg:viewBox="0 0 48 0" draw:points="48,0 0,0">
          <text:p/>
        </draw:polygon>
        <draw:line draw:style-name="gr12" draw:text-style-name="P6" draw:layer="layout" svg:x1="2.7cm" svg:y1="5.659cm" svg:x2="2.652cm" svg:y2="5.659cm">
          <text:p/>
        </draw:line>
        <draw:polygon draw:style-name="gr4" draw:text-style-name="P4" draw:layer="layout" svg:width="0.047cm" svg:height="0cm" svg:x="2.652cm" svg:y="5.388cm" svg:viewBox="0 0 48 0" draw:points="48,0 0,0">
          <text:p/>
        </draw:polygon>
        <draw:line draw:style-name="gr12" draw:text-style-name="P6" draw:layer="layout" svg:x1="2.7cm" svg:y1="5.388cm" svg:x2="2.652cm" svg:y2="5.388cm">
          <text:p/>
        </draw:line>
        <draw:polygon draw:style-name="gr4" draw:text-style-name="P4" draw:layer="layout" svg:width="0.047cm" svg:height="0cm" svg:x="2.652cm" svg:y="5.251cm" svg:viewBox="0 0 48 0" draw:points="48,0 0,0">
          <text:p/>
        </draw:polygon>
        <draw:line draw:style-name="gr12" draw:text-style-name="P6" draw:layer="layout" svg:x1="2.7cm" svg:y1="5.251cm" svg:x2="2.652cm" svg:y2="5.251cm">
          <text:p/>
        </draw:line>
        <draw:polygon draw:style-name="gr4" draw:text-style-name="P4" draw:layer="layout" svg:width="0.047cm" svg:height="0cm" svg:x="2.652cm" svg:y="5.153cm" svg:viewBox="0 0 48 0" draw:points="48,0 0,0">
          <text:p/>
        </draw:polygon>
        <draw:line draw:style-name="gr12" draw:text-style-name="P6" draw:layer="layout" svg:x1="2.7cm" svg:y1="5.153cm" svg:x2="2.652cm" svg:y2="5.153cm">
          <text:p/>
        </draw:line>
        <draw:polygon draw:style-name="gr4" draw:text-style-name="P4" draw:layer="layout" svg:width="0.047cm" svg:height="0cm" svg:x="2.652cm" svg:y="5.077cm" svg:viewBox="0 0 48 0" draw:points="48,0 0,0">
          <text:p/>
        </draw:polygon>
        <draw:line draw:style-name="gr12" draw:text-style-name="P6" draw:layer="layout" svg:x1="2.7cm" svg:y1="5.077cm" svg:x2="2.652cm" svg:y2="5.077cm">
          <text:p/>
        </draw:line>
        <draw:polygon draw:style-name="gr4" draw:text-style-name="P4" draw:layer="layout" svg:width="0.047cm" svg:height="0cm" svg:x="2.652cm" svg:y="5.016cm" svg:viewBox="0 0 48 0" draw:points="48,0 0,0">
          <text:p/>
        </draw:polygon>
        <draw:line draw:style-name="gr12" draw:text-style-name="P6" draw:layer="layout" svg:x1="2.7cm" svg:y1="5.016cm" svg:x2="2.652cm" svg:y2="5.016cm">
          <text:p/>
        </draw:line>
        <draw:polygon draw:style-name="gr4" draw:text-style-name="P4" draw:layer="layout" svg:width="0.047cm" svg:height="0cm" svg:x="2.652cm" svg:y="4.964cm" svg:viewBox="0 0 48 0" draw:points="48,0 0,0">
          <text:p/>
        </draw:polygon>
        <draw:line draw:style-name="gr12" draw:text-style-name="P6" draw:layer="layout" svg:x1="2.7cm" svg:y1="4.964cm" svg:x2="2.652cm" svg:y2="4.964cm">
          <text:p/>
        </draw:line>
        <draw:polygon draw:style-name="gr4" draw:text-style-name="P4" draw:layer="layout" svg:width="0.047cm" svg:height="0cm" svg:x="2.652cm" svg:y="4.919cm" svg:viewBox="0 0 48 0" draw:points="48,0 0,0">
          <text:p/>
        </draw:polygon>
        <draw:line draw:style-name="gr12" draw:text-style-name="P6" draw:layer="layout" svg:x1="2.7cm" svg:y1="4.919cm" svg:x2="2.652cm" svg:y2="4.919cm">
          <text:p/>
        </draw:line>
        <draw:polygon draw:style-name="gr4" draw:text-style-name="P4" draw:layer="layout" svg:width="0.047cm" svg:height="0cm" svg:x="2.652cm" svg:y="4.878cm" svg:viewBox="0 0 48 0" draw:points="48,0 0,0">
          <text:p/>
        </draw:polygon>
        <draw:line draw:style-name="gr12" draw:text-style-name="P6" draw:layer="layout" svg:x1="2.7cm" svg:y1="4.878cm" svg:x2="2.652cm" svg:y2="4.878cm">
          <text:p/>
        </draw:line>
        <draw:polygon draw:style-name="gr4" draw:text-style-name="P4" draw:layer="layout" svg:width="0.047cm" svg:height="0cm" svg:x="2.652cm" svg:y="4.608cm" svg:viewBox="0 0 48 0" draw:points="48,0 0,0">
          <text:p/>
        </draw:polygon>
        <draw:line draw:style-name="gr12" draw:text-style-name="P6" draw:layer="layout" svg:x1="2.7cm" svg:y1="4.608cm" svg:x2="2.652cm" svg:y2="4.608cm">
          <text:p/>
        </draw:line>
        <draw:polygon draw:style-name="gr4" draw:text-style-name="P4" draw:layer="layout" svg:width="0.047cm" svg:height="0cm" svg:x="2.652cm" svg:y="4.471cm" svg:viewBox="0 0 48 0" draw:points="48,0 0,0">
          <text:p/>
        </draw:polygon>
        <draw:line draw:style-name="gr12" draw:text-style-name="P6" draw:layer="layout" svg:x1="2.7cm" svg:y1="4.471cm" svg:x2="2.652cm" svg:y2="4.471cm">
          <text:p/>
        </draw:line>
        <draw:polygon draw:style-name="gr4" draw:text-style-name="P4" draw:layer="layout" svg:width="0.047cm" svg:height="0cm" svg:x="2.652cm" svg:y="4.373cm" svg:viewBox="0 0 48 0" draw:points="48,0 0,0">
          <text:p/>
        </draw:polygon>
        <draw:line draw:style-name="gr12" draw:text-style-name="P6" draw:layer="layout" svg:x1="2.7cm" svg:y1="4.373cm" svg:x2="2.652cm" svg:y2="4.373cm">
          <text:p/>
        </draw:line>
        <draw:polygon draw:style-name="gr4" draw:text-style-name="P4" draw:layer="layout" svg:width="0.047cm" svg:height="0cm" svg:x="2.652cm" svg:y="4.297cm" svg:viewBox="0 0 48 0" draw:points="48,0 0,0">
          <text:p/>
        </draw:polygon>
        <draw:line draw:style-name="gr12" draw:text-style-name="P6" draw:layer="layout" svg:x1="2.7cm" svg:y1="4.297cm" svg:x2="2.652cm" svg:y2="4.297cm">
          <text:p/>
        </draw:line>
        <draw:polygon draw:style-name="gr4" draw:text-style-name="P4" draw:layer="layout" svg:width="0.047cm" svg:height="0cm" svg:x="2.652cm" svg:y="4.236cm" svg:viewBox="0 0 48 0" draw:points="48,0 0,0">
          <text:p/>
        </draw:polygon>
        <draw:line draw:style-name="gr12" draw:text-style-name="P6" draw:layer="layout" svg:x1="2.7cm" svg:y1="4.236cm" svg:x2="2.652cm" svg:y2="4.236cm">
          <text:p/>
        </draw:line>
        <draw:polygon draw:style-name="gr4" draw:text-style-name="P4" draw:layer="layout" svg:width="0.047cm" svg:height="0cm" svg:x="2.652cm" svg:y="4.183cm" svg:viewBox="0 0 48 0" draw:points="48,0 0,0">
          <text:p/>
        </draw:polygon>
        <draw:line draw:style-name="gr12" draw:text-style-name="P6" draw:layer="layout" svg:x1="2.7cm" svg:y1="4.183cm" svg:x2="2.652cm" svg:y2="4.183cm">
          <text:p/>
        </draw:line>
        <draw:polygon draw:style-name="gr4" draw:text-style-name="P4" draw:layer="layout" svg:width="0.047cm" svg:height="0cm" svg:x="2.652cm" svg:y="4.138cm" svg:viewBox="0 0 48 0" draw:points="48,0 0,0">
          <text:p/>
        </draw:polygon>
        <draw:line draw:style-name="gr12" draw:text-style-name="P6" draw:layer="layout" svg:x1="2.7cm" svg:y1="4.138cm" svg:x2="2.652cm" svg:y2="4.138cm">
          <text:p/>
        </draw:line>
        <draw:polygon draw:style-name="gr4" draw:text-style-name="P4" draw:layer="layout" svg:width="0.047cm" svg:height="0cm" svg:x="2.652cm" svg:y="4.098cm" svg:viewBox="0 0 48 0" draw:points="48,0 0,0">
          <text:p/>
        </draw:polygon>
        <draw:line draw:style-name="gr12" draw:text-style-name="P6" draw:layer="layout" svg:x1="2.7cm" svg:y1="4.098cm" svg:x2="2.652cm" svg:y2="4.098cm">
          <text:p/>
        </draw:line>
        <draw:polygon draw:style-name="gr4" draw:text-style-name="P4" draw:layer="layout" svg:width="0.047cm" svg:height="0cm" svg:x="2.652cm" svg:y="3.828cm" svg:viewBox="0 0 48 0" draw:points="48,0 0,0">
          <text:p/>
        </draw:polygon>
        <draw:line draw:style-name="gr12" draw:text-style-name="P6" draw:layer="layout" svg:x1="2.7cm" svg:y1="3.828cm" svg:x2="2.652cm" svg:y2="3.828cm">
          <text:p/>
        </draw:line>
        <draw:polygon draw:style-name="gr4" draw:text-style-name="P4" draw:layer="layout" svg:width="0.047cm" svg:height="0cm" svg:x="2.652cm" svg:y="3.69cm" svg:viewBox="0 0 48 0" draw:points="48,0 0,0">
          <text:p/>
        </draw:polygon>
        <draw:line draw:style-name="gr12" draw:text-style-name="P6" draw:layer="layout" svg:x1="2.7cm" svg:y1="3.69cm" svg:x2="2.652cm" svg:y2="3.69cm">
          <text:p/>
        </draw:line>
        <draw:polygon draw:style-name="gr4" draw:text-style-name="P4" draw:layer="layout" svg:width="0.047cm" svg:height="0cm" svg:x="2.652cm" svg:y="3.593cm" svg:viewBox="0 0 48 0" draw:points="48,0 0,0">
          <text:p/>
        </draw:polygon>
        <draw:line draw:style-name="gr12" draw:text-style-name="P6" draw:layer="layout" svg:x1="2.7cm" svg:y1="3.593cm" svg:x2="2.652cm" svg:y2="3.593cm">
          <text:p/>
        </draw:line>
        <draw:polygon draw:style-name="gr4" draw:text-style-name="P4" draw:layer="layout" svg:width="0.047cm" svg:height="0cm" svg:x="2.652cm" svg:y="3.517cm" svg:viewBox="0 0 48 0" draw:points="48,0 0,0">
          <text:p/>
        </draw:polygon>
        <draw:line draw:style-name="gr12" draw:text-style-name="P6" draw:layer="layout" svg:x1="2.7cm" svg:y1="3.517cm" svg:x2="2.652cm" svg:y2="3.517cm">
          <text:p/>
        </draw:line>
        <draw:polygon draw:style-name="gr4" draw:text-style-name="P4" draw:layer="layout" svg:width="0.047cm" svg:height="0cm" svg:x="2.652cm" svg:y="3.455cm" svg:viewBox="0 0 48 0" draw:points="48,0 0,0">
          <text:p/>
        </draw:polygon>
        <draw:line draw:style-name="gr12" draw:text-style-name="P6" draw:layer="layout" svg:x1="2.7cm" svg:y1="3.455cm" svg:x2="2.652cm" svg:y2="3.455cm">
          <text:p/>
        </draw:line>
        <draw:polygon draw:style-name="gr4" draw:text-style-name="P4" draw:layer="layout" svg:width="0.047cm" svg:height="0cm" svg:x="2.652cm" svg:y="3.403cm" svg:viewBox="0 0 48 0" draw:points="48,0 0,0">
          <text:p/>
        </draw:polygon>
        <draw:line draw:style-name="gr12" draw:text-style-name="P6" draw:layer="layout" svg:x1="2.7cm" svg:y1="3.403cm" svg:x2="2.652cm" svg:y2="3.403cm">
          <text:p/>
        </draw:line>
        <draw:polygon draw:style-name="gr4" draw:text-style-name="P4" draw:layer="layout" svg:width="0.047cm" svg:height="0cm" svg:x="2.652cm" svg:y="3.358cm" svg:viewBox="0 0 48 0" draw:points="48,0 0,0">
          <text:p/>
        </draw:polygon>
        <draw:line draw:style-name="gr12" draw:text-style-name="P6" draw:layer="layout" svg:x1="2.7cm" svg:y1="3.358cm" svg:x2="2.652cm" svg:y2="3.358cm">
          <text:p/>
        </draw:line>
        <draw:polygon draw:style-name="gr4" draw:text-style-name="P4" draw:layer="layout" svg:width="0.047cm" svg:height="0cm" svg:x="2.652cm" svg:y="3.318cm" svg:viewBox="0 0 48 0" draw:points="48,0 0,0">
          <text:p/>
        </draw:polygon>
        <draw:line draw:style-name="gr12" draw:text-style-name="P6" draw:layer="layout" svg:x1="2.7cm" svg:y1="3.318cm" svg:x2="2.652cm" svg:y2="3.318cm">
          <text:p/>
        </draw:line>
        <draw:polygon draw:style-name="gr4" draw:text-style-name="P4" draw:layer="layout" svg:width="0.047cm" svg:height="0cm" svg:x="2.652cm" svg:y="3.047cm" svg:viewBox="0 0 48 0" draw:points="48,0 0,0">
          <text:p/>
        </draw:polygon>
        <draw:line draw:style-name="gr12" draw:text-style-name="P6" draw:layer="layout" svg:x1="2.7cm" svg:y1="3.047cm" svg:x2="2.652cm" svg:y2="3.047cm">
          <text:p/>
        </draw:line>
        <draw:polyline draw:style-name="gr13" draw:text-style-name="P6" draw:layer="layout" svg:width="7.705cm" svg:height="4.33cm" svg:x="3.084cm" svg:y="3.213cm" svg:viewBox="0 0 7706 4331" draw:points="0,4331 856,3447 1712,2063 2569,836 3425,0 4282,622 5138,1874 5994,3238 6850,4094 7706,4072">
          <text:p/>
        </draw:polyline>
        <draw:polyline draw:style-name="gr14" draw:text-style-name="P6" draw:layer="layout" svg:width="7.705cm" svg:height="3.674cm" svg:x="3.084cm" svg:y="3.691cm" svg:viewBox="0 0 7706 3675" draw:points="0,3317 856,2301 1712,1201 2569,306 3425,0 4282,727 5138,1815 5994,2863 6850,3498 7706,3675">
          <text:p/>
        </draw:polyline>
        <draw:polyline draw:style-name="gr15" draw:text-style-name="P6" draw:layer="layout" svg:width="7.705cm" svg:height="3.304cm" svg:x="3.084cm" svg:y="3.947cm" svg:viewBox="0 0 7706 3305" draw:points="0,2512 856,1668 1712,811 2569,0 3425,214 4282,951 5138,1633 5994,2651 6850,3103 7706,3305">
          <text:p/>
        </draw:polyline>
        <draw:polyline draw:style-name="gr16" draw:text-style-name="P6" draw:layer="layout" svg:width="7.705cm" svg:height="2.611cm" svg:x="3.084cm" svg:y="4.486cm" svg:viewBox="0 0 7706 2612" draw:points="0,1274 856,674 1712,144 2569,0 3425,181 4282,696 5138,1387 5994,2005 6850,2345 7706,2612">
          <text:p/>
        </draw:polyline>
        <draw:polyline draw:style-name="gr17" draw:text-style-name="P6" draw:layer="layout" svg:width="7.705cm" svg:height="2.376cm" svg:x="3.084cm" svg:y="4.623cm" svg:viewBox="0 0 7706 2377" draw:points="0,751 856,398 1712,0 2569,94 3425,476 4282,839 5138,1336 5994,1824 6850,2220 7706,2377">
          <text:p/>
        </draw:polyline>
        <draw:line draw:style-name="gr18" draw:text-style-name="P6" draw:layer="layout" svg:x1="2.699cm" svg:y1="7.76cm" svg:x2="2.699cm" svg:y2="2.997cm">
          <text:p/>
        </draw:line>
        <draw:line draw:style-name="gr18" draw:text-style-name="P6" draw:layer="layout" svg:x1="11.175cm" svg:y1="7.76cm" svg:x2="11.175cm" svg:y2="2.997cm">
          <text:p/>
        </draw:line>
        <draw:line draw:style-name="gr18" draw:text-style-name="P6" draw:layer="layout" svg:x1="2.699cm" svg:y1="7.76cm" svg:x2="11.175cm" svg:y2="7.76cm">
          <text:p/>
        </draw:line>
        <draw:line draw:style-name="gr18" draw:text-style-name="P6" draw:layer="layout" svg:x1="2.699cm" svg:y1="2.997cm" svg:x2="11.175cm" svg:y2="2.997cm">
          <text:p/>
        </draw:line>
        <draw:polygon draw:style-name="gr10" draw:text-style-name="P5" draw:layer="layout" svg:width="8.476cm" svg:height="2.412cm" svg:x="2.674cm" svg:y="0.508cm" svg:viewBox="0 0 8477 2413" draw:points="0,2413 8477,2413 8477,0 0,0">
          <text:p/>
        </draw:polygon>
        <draw:polygon draw:style-name="gr4" draw:text-style-name="P4" draw:layer="layout" svg:width="0.082cm" svg:height="0cm" svg:x="2.591cm" svg:y="2.812cm" svg:viewBox="0 0 83 0" draw:points="83,0 0,0">
          <text:p/>
        </draw:polygon>
        <draw:line draw:style-name="gr11" draw:text-style-name="P6" draw:layer="layout" svg:x1="2.674cm" svg:y1="2.812cm" svg:x2="2.591cm" svg:y2="2.812cm">
          <text:p/>
        </draw:line>
        <draw:polygon draw:style-name="gr4" draw:text-style-name="P4" draw:layer="layout" svg:width="0.082cm" svg:height="0cm" svg:x="2.591cm" svg:y="2.294cm" svg:viewBox="0 0 83 0" draw:points="83,0 0,0">
          <text:p/>
        </draw:polygon>
        <draw:line draw:style-name="gr11" draw:text-style-name="P6" draw:layer="layout" svg:x1="2.674cm" svg:y1="2.294cm" svg:x2="2.591cm" svg:y2="2.294cm">
          <text:p/>
        </draw:line>
        <draw:polygon draw:style-name="gr4" draw:text-style-name="P4" draw:layer="layout" svg:width="0.082cm" svg:height="0cm" svg:x="2.591cm" svg:y="1.776cm" svg:viewBox="0 0 83 0" draw:points="83,0 0,0">
          <text:p/>
        </draw:polygon>
        <draw:line draw:style-name="gr11" draw:text-style-name="P6" draw:layer="layout" svg:x1="2.674cm" svg:y1="1.776cm" svg:x2="2.591cm" svg:y2="1.776cm">
          <text:p/>
        </draw:line>
        <draw:polygon draw:style-name="gr4" draw:text-style-name="P4" draw:layer="layout" svg:width="0.082cm" svg:height="0cm" svg:x="2.591cm" svg:y="1.259cm" svg:viewBox="0 0 83 0" draw:points="83,0 0,0">
          <text:p/>
        </draw:polygon>
        <draw:line draw:style-name="gr11" draw:text-style-name="P6" draw:layer="layout" svg:x1="2.674cm" svg:y1="1.259cm" svg:x2="2.591cm" svg:y2="1.259cm">
          <text:p/>
        </draw:line>
        <draw:polygon draw:style-name="gr4" draw:text-style-name="P4" draw:layer="layout" svg:width="0.082cm" svg:height="0cm" svg:x="2.591cm" svg:y="0.741cm" svg:viewBox="0 0 83 0" draw:points="83,0 0,0">
          <text:p/>
        </draw:polygon>
        <draw:line draw:style-name="gr11" draw:text-style-name="P6" draw:layer="layout" svg:x1="2.674cm" svg:y1="0.741cm" svg:x2="2.591cm" svg:y2="0.741cm">
          <text:p/>
        </draw:line>
        <draw:polyline draw:style-name="gr13" draw:text-style-name="P6" draw:layer="layout" svg:width="7.705cm" svg:height="2.05cm" svg:x="3.059cm" svg:y="0.761cm" svg:viewBox="0 0 7706 2051" draw:points="0,2051 856,2051 1712,2046 2569,1968 3425,1236 4282,280 5138,109 5994,66 6850,32 7706,0">
          <text:p/>
        </draw:polyline>
        <draw:polyline draw:style-name="gr14" draw:text-style-name="P6" draw:layer="layout" svg:width="7.705cm" svg:height="2.081cm" svg:x="3.059cm" svg:y="0.73cm" svg:viewBox="0 0 7706 2082" draw:points="0,2082 856,2079 1712,2050 2569,1810 3425,912 4282,258 5138,112 5994,65 6850,31 7706,0">
          <text:p/>
        </draw:polyline>
        <draw:polyline draw:style-name="gr15" draw:text-style-name="P6" draw:layer="layout" svg:width="7.705cm" svg:height="2.107cm" svg:x="3.059cm" svg:y="0.702cm" svg:viewBox="0 0 7706 2108" draw:points="0,2108 856,2095 1712,2008 2569,1580 3425,721 4282,247 5138,116 5994,66 6850,31 7706,0">
          <text:p/>
        </draw:polyline>
        <draw:polyline draw:style-name="gr16" draw:text-style-name="P6" draw:layer="layout" svg:width="7.705cm" svg:height="2.133cm" svg:x="3.059cm" svg:y="0.654cm" svg:viewBox="0 0 7706 2134" draw:points="0,2134 856,2054 1712,1772 2569,1152 3425,535 4282,238 5138,124 5994,70 6850,32 7706,0">
          <text:p/>
        </draw:polyline>
        <draw:polyline draw:style-name="gr17" draw:text-style-name="P6" draw:layer="layout" svg:width="7.705cm" svg:height="2.096cm" svg:x="3.059cm" svg:y="0.618cm" svg:viewBox="0 0 7706 2097" draw:points="0,2097 856,1900 1712,1467 2569,891 3425,458 4282,237 5138,132 5994,75 6850,34 7706,0">
          <text:p/>
        </draw:polyline>
        <draw:line draw:style-name="gr18" draw:text-style-name="P6" draw:layer="layout" svg:x1="2.674cm" svg:y1="2.921cm" svg:x2="2.674cm" svg:y2="0.508cm">
          <text:p/>
        </draw:line>
        <draw:line draw:style-name="gr18" draw:text-style-name="P6" draw:layer="layout" svg:x1="11.15cm" svg:y1="2.921cm" svg:x2="11.15cm" svg:y2="0.508cm">
          <text:p/>
        </draw:line>
        <draw:line draw:style-name="gr18" draw:text-style-name="P6" draw:layer="layout" svg:x1="2.674cm" svg:y1="0.508cm" svg:x2="11.15cm" svg:y2="0.508cm">
          <text:p/>
        </draw:line>
        <draw:polygon draw:style-name="gr4" draw:text-style-name="P4" draw:layer="layout" svg:width="0cm" svg:height="0.062cm" svg:x="3.266cm" svg:y="2.921cm" svg:viewBox="0 0 0 63" draw:points="0,0 0,63">
          <text:p/>
        </draw:polygon>
        <draw:line draw:style-name="gr11" draw:text-style-name="P6" draw:layer="layout" svg:x1="3.266cm" svg:y1="2.921cm" svg:x2="3.266cm" svg:y2="2.984cm">
          <text:p/>
        </draw:line>
        <draw:polygon draw:style-name="gr4" draw:text-style-name="P4" draw:layer="layout" svg:width="0cm" svg:height="0.062cm" svg:x="4.337cm" svg:y="2.921cm" svg:viewBox="0 0 0 63" draw:points="0,0 0,63">
          <text:p/>
        </draw:polygon>
        <draw:line draw:style-name="gr11" draw:text-style-name="P6" draw:layer="layout" svg:x1="4.337cm" svg:y1="2.921cm" svg:x2="4.337cm" svg:y2="2.984cm">
          <text:p/>
        </draw:line>
        <draw:polygon draw:style-name="gr4" draw:text-style-name="P4" draw:layer="layout" svg:width="0cm" svg:height="0.062cm" svg:x="5.407cm" svg:y="2.921cm" svg:viewBox="0 0 0 63" draw:points="0,0 0,63">
          <text:p/>
        </draw:polygon>
        <draw:line draw:style-name="gr11" draw:text-style-name="P6" draw:layer="layout" svg:x1="5.407cm" svg:y1="2.921cm" svg:x2="5.407cm" svg:y2="2.984cm">
          <text:p/>
        </draw:line>
        <draw:polygon draw:style-name="gr4" draw:text-style-name="P4" draw:layer="layout" svg:width="0cm" svg:height="0.062cm" svg:x="6.477cm" svg:y="2.921cm" svg:viewBox="0 0 0 63" draw:points="0,0 0,63">
          <text:p/>
        </draw:polygon>
        <draw:line draw:style-name="gr11" draw:text-style-name="P6" draw:layer="layout" svg:x1="6.477cm" svg:y1="2.921cm" svg:x2="6.477cm" svg:y2="2.984cm">
          <text:p/>
        </draw:line>
        <draw:polygon draw:style-name="gr4" draw:text-style-name="P4" draw:layer="layout" svg:width="0cm" svg:height="0.062cm" svg:x="7.547cm" svg:y="2.921cm" svg:viewBox="0 0 0 63" draw:points="0,0 0,63">
          <text:p/>
        </draw:polygon>
        <draw:line draw:style-name="gr11" draw:text-style-name="P6" draw:layer="layout" svg:x1="7.547cm" svg:y1="2.921cm" svg:x2="7.547cm" svg:y2="2.984cm">
          <text:p/>
        </draw:line>
        <draw:polygon draw:style-name="gr4" draw:text-style-name="P4" draw:layer="layout" svg:width="0cm" svg:height="0.062cm" svg:x="8.618cm" svg:y="2.921cm" svg:viewBox="0 0 0 63" draw:points="0,0 0,63">
          <text:p/>
        </draw:polygon>
        <draw:line draw:style-name="gr11" draw:text-style-name="P6" draw:layer="layout" svg:x1="8.618cm" svg:y1="2.921cm" svg:x2="8.618cm" svg:y2="2.984cm">
          <text:p/>
        </draw:line>
        <draw:polygon draw:style-name="gr4" draw:text-style-name="P4" draw:layer="layout" svg:width="0cm" svg:height="0.062cm" svg:x="9.688cm" svg:y="2.921cm" svg:viewBox="0 0 0 63" draw:points="0,0 0,63">
          <text:p/>
        </draw:polygon>
        <draw:line draw:style-name="gr11" draw:text-style-name="P6" draw:layer="layout" svg:x1="9.688cm" svg:y1="2.921cm" svg:x2="9.688cm" svg:y2="2.984cm">
          <text:p/>
        </draw:line>
        <draw:polygon draw:style-name="gr4" draw:text-style-name="P4" draw:layer="layout" svg:width="0cm" svg:height="0.062cm" svg:x="10.758cm" svg:y="2.921cm" svg:viewBox="0 0 0 63" draw:points="0,0 0,63">
          <text:p/>
        </draw:polygon>
        <draw:line draw:style-name="gr11" draw:text-style-name="P6" draw:layer="layout" svg:x1="10.758cm" svg:y1="2.921cm" svg:x2="10.758cm" svg:y2="2.984cm">
          <text:p/>
        </draw:line>
        <draw:line draw:style-name="gr18" draw:text-style-name="P6" draw:layer="layout" svg:x1="2.667cm" svg:y1="2.921cm" svg:x2="11.143cm" svg:y2="2.921cm">
          <text:p/>
        </draw:line>
        <draw:polygon draw:style-name="gr10" draw:text-style-name="P5" draw:layer="layout" svg:width="8.476cm" svg:height="3.058cm" svg:x="2.699cm" svg:y="7.874cm" svg:viewBox="0 0 8477 3059" draw:points="0,3059 8477,3059 8477,0 0,0">
          <text:p/>
        </draw:polygon>
        <draw:polygon draw:style-name="gr4" draw:text-style-name="P4" draw:layer="layout" svg:width="0cm" svg:height="0.039cm" svg:x="3.298cm" svg:y="10.933cm" svg:viewBox="0 0 0 40" draw:points="0,0 0,40">
          <text:p/>
        </draw:polygon>
        <draw:line draw:style-name="gr11" draw:text-style-name="P6" draw:layer="layout" svg:x1="3.298cm" svg:y1="10.933cm" svg:x2="3.298cm" svg:y2="10.973cm">
          <text:p/>
        </draw:line>
        <draw:polygon draw:style-name="gr4" draw:text-style-name="P4" draw:layer="layout" svg:width="0cm" svg:height="0.039cm" svg:x="4.369cm" svg:y="10.933cm" svg:viewBox="0 0 0 40" draw:points="0,0 0,40">
          <text:p/>
        </draw:polygon>
        <draw:line draw:style-name="gr11" draw:text-style-name="P6" draw:layer="layout" svg:x1="4.369cm" svg:y1="10.933cm" svg:x2="4.369cm" svg:y2="10.973cm">
          <text:p/>
        </draw:line>
        <draw:polygon draw:style-name="gr4" draw:text-style-name="P4" draw:layer="layout" svg:width="0cm" svg:height="0.039cm" svg:x="5.439cm" svg:y="10.933cm" svg:viewBox="0 0 0 40" draw:points="0,0 0,40">
          <text:p/>
        </draw:polygon>
        <draw:line draw:style-name="gr11" draw:text-style-name="P6" draw:layer="layout" svg:x1="5.439cm" svg:y1="10.933cm" svg:x2="5.439cm" svg:y2="10.973cm">
          <text:p/>
        </draw:line>
        <draw:polygon draw:style-name="gr4" draw:text-style-name="P4" draw:layer="layout" svg:width="0cm" svg:height="0.039cm" svg:x="6.509cm" svg:y="10.933cm" svg:viewBox="0 0 0 40" draw:points="0,0 0,40">
          <text:p/>
        </draw:polygon>
        <draw:line draw:style-name="gr11" draw:text-style-name="P6" draw:layer="layout" svg:x1="6.509cm" svg:y1="10.933cm" svg:x2="6.509cm" svg:y2="10.973cm">
          <text:p/>
        </draw:line>
        <draw:polygon draw:style-name="gr4" draw:text-style-name="P4" draw:layer="layout" svg:width="0cm" svg:height="0.039cm" svg:x="7.579cm" svg:y="10.933cm" svg:viewBox="0 0 0 40" draw:points="0,0 0,40">
          <text:p/>
        </draw:polygon>
        <draw:line draw:style-name="gr11" draw:text-style-name="P6" draw:layer="layout" svg:x1="7.579cm" svg:y1="10.933cm" svg:x2="7.579cm" svg:y2="10.973cm">
          <text:p/>
        </draw:line>
        <draw:polygon draw:style-name="gr4" draw:text-style-name="P4" draw:layer="layout" svg:width="0cm" svg:height="0.039cm" svg:x="8.65cm" svg:y="10.933cm" svg:viewBox="0 0 0 40" draw:points="0,0 0,40">
          <text:p/>
        </draw:polygon>
        <draw:line draw:style-name="gr11" draw:text-style-name="P6" draw:layer="layout" svg:x1="8.65cm" svg:y1="10.933cm" svg:x2="8.65cm" svg:y2="10.973cm">
          <text:p/>
        </draw:line>
        <draw:polygon draw:style-name="gr4" draw:text-style-name="P4" draw:layer="layout" svg:width="0cm" svg:height="0.039cm" svg:x="9.72cm" svg:y="10.933cm" svg:viewBox="0 0 0 40" draw:points="0,0 0,40">
          <text:p/>
        </draw:polygon>
        <draw:line draw:style-name="gr11" draw:text-style-name="P6" draw:layer="layout" svg:x1="9.72cm" svg:y1="10.933cm" svg:x2="9.72cm" svg:y2="10.973cm">
          <text:p/>
        </draw:line>
        <draw:polygon draw:style-name="gr4" draw:text-style-name="P4" draw:layer="layout" svg:width="0cm" svg:height="0.039cm" svg:x="10.79cm" svg:y="10.933cm" svg:viewBox="0 0 0 40" draw:points="0,0 0,40">
          <text:p/>
        </draw:polygon>
        <draw:line draw:style-name="gr11" draw:text-style-name="P6" draw:layer="layout" svg:x1="10.79cm" svg:y1="10.933cm" svg:x2="10.79cm" svg:y2="10.973cm">
          <text:p/>
        </draw:line>
        <draw:polygon draw:style-name="gr4" draw:text-style-name="P4" draw:layer="layout" svg:width="0.082cm" svg:height="0cm" svg:x="2.616cm" svg:y="10.533cm" svg:viewBox="0 0 83 0" draw:points="83,0 0,0">
          <text:p/>
        </draw:polygon>
        <draw:line draw:style-name="gr11" draw:text-style-name="P6" draw:layer="layout" svg:x1="2.699cm" svg:y1="10.533cm" svg:x2="2.616cm" svg:y2="10.533cm">
          <text:p/>
        </draw:line>
        <draw:polygon draw:style-name="gr4" draw:text-style-name="P4" draw:layer="layout" svg:width="0.082cm" svg:height="0cm" svg:x="2.616cm" svg:y="10.048cm" svg:viewBox="0 0 83 0" draw:points="83,0 0,0">
          <text:p/>
        </draw:polygon>
        <draw:line draw:style-name="gr11" draw:text-style-name="P6" draw:layer="layout" svg:x1="2.699cm" svg:y1="10.048cm" svg:x2="2.616cm" svg:y2="10.048cm">
          <text:p/>
        </draw:line>
        <draw:polygon draw:style-name="gr4" draw:text-style-name="P4" draw:layer="layout" svg:width="0.082cm" svg:height="0cm" svg:x="2.616cm" svg:y="9.562cm" svg:viewBox="0 0 83 0" draw:points="83,0 0,0">
          <text:p/>
        </draw:polygon>
        <draw:line draw:style-name="gr11" draw:text-style-name="P6" draw:layer="layout" svg:x1="2.699cm" svg:y1="9.562cm" svg:x2="2.616cm" svg:y2="9.562cm">
          <text:p/>
        </draw:line>
        <draw:polygon draw:style-name="gr4" draw:text-style-name="P4" draw:layer="layout" svg:width="0.082cm" svg:height="0cm" svg:x="2.616cm" svg:y="9.077cm" svg:viewBox="0 0 83 0" draw:points="83,0 0,0">
          <text:p/>
        </draw:polygon>
        <draw:line draw:style-name="gr11" draw:text-style-name="P6" draw:layer="layout" svg:x1="2.699cm" svg:y1="9.077cm" svg:x2="2.616cm" svg:y2="9.077cm">
          <text:p/>
        </draw:line>
        <draw:polygon draw:style-name="gr4" draw:text-style-name="P4" draw:layer="layout" svg:width="0.082cm" svg:height="0cm" svg:x="2.616cm" svg:y="8.591cm" svg:viewBox="0 0 83 0" draw:points="83,0 0,0">
          <text:p/>
        </draw:polygon>
        <draw:line draw:style-name="gr11" draw:text-style-name="P6" draw:layer="layout" svg:x1="2.699cm" svg:y1="8.591cm" svg:x2="2.616cm" svg:y2="8.591cm">
          <text:p/>
        </draw:line>
        <draw:polygon draw:style-name="gr4" draw:text-style-name="P4" draw:layer="layout" svg:width="0.082cm" svg:height="0cm" svg:x="2.616cm" svg:y="8.106cm" svg:viewBox="0 0 83 0" draw:points="83,0 0,0">
          <text:p/>
        </draw:polygon>
        <draw:line draw:style-name="gr11" draw:text-style-name="P6" draw:layer="layout" svg:x1="2.699cm" svg:y1="8.106cm" svg:x2="2.616cm" svg:y2="8.106cm">
          <text:p/>
        </draw:line>
        <draw:polygon draw:style-name="gr4" draw:text-style-name="P4" draw:layer="layout" svg:width="0.047cm" svg:height="0cm" svg:x="2.652cm" svg:y="10.872cm" svg:viewBox="0 0 48 0" draw:points="48,0 0,0">
          <text:p/>
        </draw:polygon>
        <draw:line draw:style-name="gr12" draw:text-style-name="P6" draw:layer="layout" svg:x1="2.7cm" svg:y1="10.872cm" svg:x2="2.652cm" svg:y2="10.872cm">
          <text:p/>
        </draw:line>
        <draw:polygon draw:style-name="gr4" draw:text-style-name="P4" draw:layer="layout" svg:width="0.047cm" svg:height="0cm" svg:x="2.652cm" svg:y="10.787cm" svg:viewBox="0 0 48 0" draw:points="48,0 0,0">
          <text:p/>
        </draw:polygon>
        <draw:line draw:style-name="gr12" draw:text-style-name="P6" draw:layer="layout" svg:x1="2.7cm" svg:y1="10.787cm" svg:x2="2.652cm" svg:y2="10.787cm">
          <text:p/>
        </draw:line>
        <draw:polygon draw:style-name="gr4" draw:text-style-name="P4" draw:layer="layout" svg:width="0.047cm" svg:height="0cm" svg:x="2.652cm" svg:y="10.726cm" svg:viewBox="0 0 48 0" draw:points="48,0 0,0">
          <text:p/>
        </draw:polygon>
        <draw:line draw:style-name="gr12" draw:text-style-name="P6" draw:layer="layout" svg:x1="2.7cm" svg:y1="10.726cm" svg:x2="2.652cm" svg:y2="10.726cm">
          <text:p/>
        </draw:line>
        <draw:polygon draw:style-name="gr4" draw:text-style-name="P4" draw:layer="layout" svg:width="0.047cm" svg:height="0cm" svg:x="2.652cm" svg:y="10.679cm" svg:viewBox="0 0 48 0" draw:points="48,0 0,0">
          <text:p/>
        </draw:polygon>
        <draw:line draw:style-name="gr12" draw:text-style-name="P6" draw:layer="layout" svg:x1="2.7cm" svg:y1="10.679cm" svg:x2="2.652cm" svg:y2="10.679cm">
          <text:p/>
        </draw:line>
        <draw:polygon draw:style-name="gr4" draw:text-style-name="P4" draw:layer="layout" svg:width="0.047cm" svg:height="0cm" svg:x="2.652cm" svg:y="10.641cm" svg:viewBox="0 0 48 0" draw:points="48,0 0,0">
          <text:p/>
        </draw:polygon>
        <draw:line draw:style-name="gr12" draw:text-style-name="P6" draw:layer="layout" svg:x1="2.7cm" svg:y1="10.641cm" svg:x2="2.652cm" svg:y2="10.641cm">
          <text:p/>
        </draw:line>
        <draw:polygon draw:style-name="gr4" draw:text-style-name="P4" draw:layer="layout" svg:width="0.047cm" svg:height="0cm" svg:x="2.652cm" svg:y="10.608cm" svg:viewBox="0 0 48 0" draw:points="48,0 0,0">
          <text:p/>
        </draw:polygon>
        <draw:line draw:style-name="gr12" draw:text-style-name="P6" draw:layer="layout" svg:x1="2.7cm" svg:y1="10.608cm" svg:x2="2.652cm" svg:y2="10.608cm">
          <text:p/>
        </draw:line>
        <draw:polygon draw:style-name="gr4" draw:text-style-name="P4" draw:layer="layout" svg:width="0.047cm" svg:height="0cm" svg:x="2.652cm" svg:y="10.58cm" svg:viewBox="0 0 48 0" draw:points="48,0 0,0">
          <text:p/>
        </draw:polygon>
        <draw:line draw:style-name="gr12" draw:text-style-name="P6" draw:layer="layout" svg:x1="2.7cm" svg:y1="10.58cm" svg:x2="2.652cm" svg:y2="10.58cm">
          <text:p/>
        </draw:line>
        <draw:polygon draw:style-name="gr4" draw:text-style-name="P4" draw:layer="layout" svg:width="0.047cm" svg:height="0cm" svg:x="2.652cm" svg:y="10.555cm" svg:viewBox="0 0 48 0" draw:points="48,0 0,0">
          <text:p/>
        </draw:polygon>
        <draw:line draw:style-name="gr12" draw:text-style-name="P6" draw:layer="layout" svg:x1="2.7cm" svg:y1="10.555cm" svg:x2="2.652cm" svg:y2="10.555cm">
          <text:p/>
        </draw:line>
        <draw:polygon draw:style-name="gr4" draw:text-style-name="P4" draw:layer="layout" svg:width="0.047cm" svg:height="0cm" svg:x="2.652cm" svg:y="10.387cm" svg:viewBox="0 0 48 0" draw:points="48,0 0,0">
          <text:p/>
        </draw:polygon>
        <draw:line draw:style-name="gr12" draw:text-style-name="P6" draw:layer="layout" svg:x1="2.7cm" svg:y1="10.387cm" svg:x2="2.652cm" svg:y2="10.387cm">
          <text:p/>
        </draw:line>
        <draw:polygon draw:style-name="gr4" draw:text-style-name="P4" draw:layer="layout" svg:width="0.047cm" svg:height="0cm" svg:x="2.652cm" svg:y="10.301cm" svg:viewBox="0 0 48 0" draw:points="48,0 0,0">
          <text:p/>
        </draw:polygon>
        <draw:line draw:style-name="gr12" draw:text-style-name="P6" draw:layer="layout" svg:x1="2.7cm" svg:y1="10.301cm" svg:x2="2.652cm" svg:y2="10.301cm">
          <text:p/>
        </draw:line>
        <draw:polygon draw:style-name="gr4" draw:text-style-name="P4" draw:layer="layout" svg:width="0.047cm" svg:height="0cm" svg:x="2.652cm" svg:y="10.241cm" svg:viewBox="0 0 48 0" draw:points="48,0 0,0">
          <text:p/>
        </draw:polygon>
        <draw:line draw:style-name="gr12" draw:text-style-name="P6" draw:layer="layout" svg:x1="2.7cm" svg:y1="10.241cm" svg:x2="2.652cm" svg:y2="10.241cm">
          <text:p/>
        </draw:line>
        <draw:polygon draw:style-name="gr4" draw:text-style-name="P4" draw:layer="layout" svg:width="0.047cm" svg:height="0cm" svg:x="2.652cm" svg:y="10.194cm" svg:viewBox="0 0 48 0" draw:points="48,0 0,0">
          <text:p/>
        </draw:polygon>
        <draw:line draw:style-name="gr12" draw:text-style-name="P6" draw:layer="layout" svg:x1="2.7cm" svg:y1="10.194cm" svg:x2="2.652cm" svg:y2="10.194cm">
          <text:p/>
        </draw:line>
        <draw:polygon draw:style-name="gr4" draw:text-style-name="P4" draw:layer="layout" svg:width="0.047cm" svg:height="0cm" svg:x="2.652cm" svg:y="10.155cm" svg:viewBox="0 0 48 0" draw:points="48,0 0,0">
          <text:p/>
        </draw:polygon>
        <draw:line draw:style-name="gr12" draw:text-style-name="P6" draw:layer="layout" svg:x1="2.7cm" svg:y1="10.155cm" svg:x2="2.652cm" svg:y2="10.155cm">
          <text:p/>
        </draw:line>
        <draw:polygon draw:style-name="gr4" draw:text-style-name="P4" draw:layer="layout" svg:width="0.047cm" svg:height="0cm" svg:x="2.652cm" svg:y="10.123cm" svg:viewBox="0 0 48 0" draw:points="48,0 0,0">
          <text:p/>
        </draw:polygon>
        <draw:line draw:style-name="gr12" draw:text-style-name="P6" draw:layer="layout" svg:x1="2.7cm" svg:y1="10.123cm" svg:x2="2.652cm" svg:y2="10.123cm">
          <text:p/>
        </draw:line>
        <draw:polygon draw:style-name="gr4" draw:text-style-name="P4" draw:layer="layout" svg:width="0.047cm" svg:height="0cm" svg:x="2.652cm" svg:y="10.095cm" svg:viewBox="0 0 48 0" draw:points="48,0 0,0">
          <text:p/>
        </draw:polygon>
        <draw:line draw:style-name="gr12" draw:text-style-name="P6" draw:layer="layout" svg:x1="2.7cm" svg:y1="10.095cm" svg:x2="2.652cm" svg:y2="10.095cm">
          <text:p/>
        </draw:line>
        <draw:polygon draw:style-name="gr4" draw:text-style-name="P4" draw:layer="layout" svg:width="0.047cm" svg:height="0cm" svg:x="2.652cm" svg:y="10.07cm" svg:viewBox="0 0 48 0" draw:points="48,0 0,0">
          <text:p/>
        </draw:polygon>
        <draw:line draw:style-name="gr12" draw:text-style-name="P6" draw:layer="layout" svg:x1="2.7cm" svg:y1="10.07cm" svg:x2="2.652cm" svg:y2="10.07cm">
          <text:p/>
        </draw:line>
        <draw:polygon draw:style-name="gr4" draw:text-style-name="P4" draw:layer="layout" svg:width="0.047cm" svg:height="0cm" svg:x="2.652cm" svg:y="9.902cm" svg:viewBox="0 0 48 0" draw:points="48,0 0,0">
          <text:p/>
        </draw:polygon>
        <draw:line draw:style-name="gr12" draw:text-style-name="P6" draw:layer="layout" svg:x1="2.7cm" svg:y1="9.902cm" svg:x2="2.652cm" svg:y2="9.902cm">
          <text:p/>
        </draw:line>
        <draw:polygon draw:style-name="gr4" draw:text-style-name="P4" draw:layer="layout" svg:width="0.047cm" svg:height="0cm" svg:x="2.652cm" svg:y="9.816cm" svg:viewBox="0 0 48 0" draw:points="48,0 0,0">
          <text:p/>
        </draw:polygon>
        <draw:line draw:style-name="gr12" draw:text-style-name="P6" draw:layer="layout" svg:x1="2.7cm" svg:y1="9.816cm" svg:x2="2.652cm" svg:y2="9.816cm">
          <text:p/>
        </draw:line>
        <draw:polygon draw:style-name="gr4" draw:text-style-name="P4" draw:layer="layout" svg:width="0.047cm" svg:height="0cm" svg:x="2.652cm" svg:y="9.755cm" svg:viewBox="0 0 48 0" draw:points="48,0 0,0">
          <text:p/>
        </draw:polygon>
        <draw:line draw:style-name="gr12" draw:text-style-name="P6" draw:layer="layout" svg:x1="2.7cm" svg:y1="9.755cm" svg:x2="2.652cm" svg:y2="9.755cm">
          <text:p/>
        </draw:line>
        <draw:polygon draw:style-name="gr4" draw:text-style-name="P4" draw:layer="layout" svg:width="0.047cm" svg:height="0cm" svg:x="2.652cm" svg:y="9.708cm" svg:viewBox="0 0 48 0" draw:points="48,0 0,0">
          <text:p/>
        </draw:polygon>
        <draw:line draw:style-name="gr12" draw:text-style-name="P6" draw:layer="layout" svg:x1="2.7cm" svg:y1="9.708cm" svg:x2="2.652cm" svg:y2="9.708cm">
          <text:p/>
        </draw:line>
        <draw:polygon draw:style-name="gr4" draw:text-style-name="P4" draw:layer="layout" svg:width="0.047cm" svg:height="0cm" svg:x="2.652cm" svg:y="9.67cm" svg:viewBox="0 0 48 0" draw:points="48,0 0,0">
          <text:p/>
        </draw:polygon>
        <draw:line draw:style-name="gr12" draw:text-style-name="P6" draw:layer="layout" svg:x1="2.7cm" svg:y1="9.67cm" svg:x2="2.652cm" svg:y2="9.67cm">
          <text:p/>
        </draw:line>
        <draw:polygon draw:style-name="gr4" draw:text-style-name="P4" draw:layer="layout" svg:width="0.047cm" svg:height="0cm" svg:x="2.652cm" svg:y="9.637cm" svg:viewBox="0 0 48 0" draw:points="48,0 0,0">
          <text:p/>
        </draw:polygon>
        <draw:line draw:style-name="gr12" draw:text-style-name="P6" draw:layer="layout" svg:x1="2.7cm" svg:y1="9.637cm" svg:x2="2.652cm" svg:y2="9.637cm">
          <text:p/>
        </draw:line>
        <draw:polygon draw:style-name="gr4" draw:text-style-name="P4" draw:layer="layout" svg:width="0.047cm" svg:height="0cm" svg:x="2.652cm" svg:y="9.609cm" svg:viewBox="0 0 48 0" draw:points="48,0 0,0">
          <text:p/>
        </draw:polygon>
        <draw:line draw:style-name="gr12" draw:text-style-name="P6" draw:layer="layout" svg:x1="2.7cm" svg:y1="9.609cm" svg:x2="2.652cm" svg:y2="9.609cm">
          <text:p/>
        </draw:line>
        <draw:polygon draw:style-name="gr4" draw:text-style-name="P4" draw:layer="layout" svg:width="0.047cm" svg:height="0cm" svg:x="2.652cm" svg:y="9.585cm" svg:viewBox="0 0 48 0" draw:points="48,0 0,0">
          <text:p/>
        </draw:polygon>
        <draw:line draw:style-name="gr12" draw:text-style-name="P6" draw:layer="layout" svg:x1="2.7cm" svg:y1="9.585cm" svg:x2="2.652cm" svg:y2="9.585cm">
          <text:p/>
        </draw:line>
        <draw:polygon draw:style-name="gr4" draw:text-style-name="P4" draw:layer="layout" svg:width="0.047cm" svg:height="0cm" svg:x="2.652cm" svg:y="9.416cm" svg:viewBox="0 0 48 0" draw:points="48,0 0,0">
          <text:p/>
        </draw:polygon>
        <draw:line draw:style-name="gr12" draw:text-style-name="P6" draw:layer="layout" svg:x1="2.7cm" svg:y1="9.416cm" svg:x2="2.652cm" svg:y2="9.416cm">
          <text:p/>
        </draw:line>
        <draw:polygon draw:style-name="gr4" draw:text-style-name="P4" draw:layer="layout" svg:width="0.047cm" svg:height="0cm" svg:x="2.652cm" svg:y="9.331cm" svg:viewBox="0 0 48 0" draw:points="48,0 0,0">
          <text:p/>
        </draw:polygon>
        <draw:line draw:style-name="gr12" draw:text-style-name="P6" draw:layer="layout" svg:x1="2.7cm" svg:y1="9.331cm" svg:x2="2.652cm" svg:y2="9.331cm">
          <text:p/>
        </draw:line>
        <draw:polygon draw:style-name="gr4" draw:text-style-name="P4" draw:layer="layout" svg:width="0.047cm" svg:height="0cm" svg:x="2.652cm" svg:y="9.27cm" svg:viewBox="0 0 48 0" draw:points="48,0 0,0">
          <text:p/>
        </draw:polygon>
        <draw:line draw:style-name="gr12" draw:text-style-name="P6" draw:layer="layout" svg:x1="2.7cm" svg:y1="9.27cm" svg:x2="2.652cm" svg:y2="9.27cm">
          <text:p/>
        </draw:line>
        <draw:polygon draw:style-name="gr4" draw:text-style-name="P4" draw:layer="layout" svg:width="0.047cm" svg:height="0cm" svg:x="2.652cm" svg:y="9.223cm" svg:viewBox="0 0 48 0" draw:points="48,0 0,0">
          <text:p/>
        </draw:polygon>
        <draw:line draw:style-name="gr12" draw:text-style-name="P6" draw:layer="layout" svg:x1="2.7cm" svg:y1="9.223cm" svg:x2="2.652cm" svg:y2="9.223cm">
          <text:p/>
        </draw:line>
        <draw:polygon draw:style-name="gr4" draw:text-style-name="P4" draw:layer="layout" svg:width="0.047cm" svg:height="0cm" svg:x="2.652cm" svg:y="9.185cm" svg:viewBox="0 0 48 0" draw:points="48,0 0,0">
          <text:p/>
        </draw:polygon>
        <draw:line draw:style-name="gr12" draw:text-style-name="P6" draw:layer="layout" svg:x1="2.7cm" svg:y1="9.185cm" svg:x2="2.652cm" svg:y2="9.185cm">
          <text:p/>
        </draw:line>
        <draw:polygon draw:style-name="gr4" draw:text-style-name="P4" draw:layer="layout" svg:width="0.047cm" svg:height="0cm" svg:x="2.652cm" svg:y="9.152cm" svg:viewBox="0 0 48 0" draw:points="48,0 0,0">
          <text:p/>
        </draw:polygon>
        <draw:line draw:style-name="gr12" draw:text-style-name="P6" draw:layer="layout" svg:x1="2.7cm" svg:y1="9.152cm" svg:x2="2.652cm" svg:y2="9.152cm">
          <text:p/>
        </draw:line>
        <draw:polygon draw:style-name="gr4" draw:text-style-name="P4" draw:layer="layout" svg:width="0.047cm" svg:height="0cm" svg:x="2.652cm" svg:y="9.124cm" svg:viewBox="0 0 48 0" draw:points="48,0 0,0">
          <text:p/>
        </draw:polygon>
        <draw:line draw:style-name="gr12" draw:text-style-name="P6" draw:layer="layout" svg:x1="2.7cm" svg:y1="9.124cm" svg:x2="2.652cm" svg:y2="9.124cm">
          <text:p/>
        </draw:line>
        <draw:polygon draw:style-name="gr4" draw:text-style-name="P4" draw:layer="layout" svg:width="0.047cm" svg:height="0cm" svg:x="2.652cm" svg:y="9.099cm" svg:viewBox="0 0 48 0" draw:points="48,0 0,0">
          <text:p/>
        </draw:polygon>
        <draw:line draw:style-name="gr12" draw:text-style-name="P6" draw:layer="layout" svg:x1="2.7cm" svg:y1="9.099cm" svg:x2="2.652cm" svg:y2="9.099cm">
          <text:p/>
        </draw:line>
        <draw:polygon draw:style-name="gr4" draw:text-style-name="P4" draw:layer="layout" svg:width="0.047cm" svg:height="0cm" svg:x="2.652cm" svg:y="8.931cm" svg:viewBox="0 0 48 0" draw:points="48,0 0,0">
          <text:p/>
        </draw:polygon>
        <draw:line draw:style-name="gr12" draw:text-style-name="P6" draw:layer="layout" svg:x1="2.7cm" svg:y1="8.931cm" svg:x2="2.652cm" svg:y2="8.931cm">
          <text:p/>
        </draw:line>
        <draw:polygon draw:style-name="gr4" draw:text-style-name="P4" draw:layer="layout" svg:width="0.047cm" svg:height="0cm" svg:x="2.652cm" svg:y="8.845cm" svg:viewBox="0 0 48 0" draw:points="48,0 0,0">
          <text:p/>
        </draw:polygon>
        <draw:line draw:style-name="gr12" draw:text-style-name="P6" draw:layer="layout" svg:x1="2.7cm" svg:y1="8.845cm" svg:x2="2.652cm" svg:y2="8.845cm">
          <text:p/>
        </draw:line>
        <draw:polygon draw:style-name="gr4" draw:text-style-name="P4" draw:layer="layout" svg:width="0.047cm" svg:height="0cm" svg:x="2.652cm" svg:y="8.785cm" svg:viewBox="0 0 48 0" draw:points="48,0 0,0">
          <text:p/>
        </draw:polygon>
        <draw:line draw:style-name="gr12" draw:text-style-name="P6" draw:layer="layout" svg:x1="2.7cm" svg:y1="8.785cm" svg:x2="2.652cm" svg:y2="8.785cm">
          <text:p/>
        </draw:line>
        <draw:polygon draw:style-name="gr4" draw:text-style-name="P4" draw:layer="layout" svg:width="0.047cm" svg:height="0cm" svg:x="2.652cm" svg:y="8.738cm" svg:viewBox="0 0 48 0" draw:points="48,0 0,0">
          <text:p/>
        </draw:polygon>
        <draw:line draw:style-name="gr12" draw:text-style-name="P6" draw:layer="layout" svg:x1="2.7cm" svg:y1="8.738cm" svg:x2="2.652cm" svg:y2="8.738cm">
          <text:p/>
        </draw:line>
        <draw:polygon draw:style-name="gr4" draw:text-style-name="P4" draw:layer="layout" svg:width="0.047cm" svg:height="0cm" svg:x="2.652cm" svg:y="8.699cm" svg:viewBox="0 0 48 0" draw:points="48,0 0,0">
          <text:p/>
        </draw:polygon>
        <draw:line draw:style-name="gr12" draw:text-style-name="P6" draw:layer="layout" svg:x1="2.7cm" svg:y1="8.699cm" svg:x2="2.652cm" svg:y2="8.699cm">
          <text:p/>
        </draw:line>
        <draw:polygon draw:style-name="gr4" draw:text-style-name="P4" draw:layer="layout" svg:width="0.047cm" svg:height="0cm" svg:x="2.652cm" svg:y="8.667cm" svg:viewBox="0 0 48 0" draw:points="48,0 0,0">
          <text:p/>
        </draw:polygon>
        <draw:line draw:style-name="gr12" draw:text-style-name="P6" draw:layer="layout" svg:x1="2.7cm" svg:y1="8.667cm" svg:x2="2.652cm" svg:y2="8.667cm">
          <text:p/>
        </draw:line>
        <draw:polygon draw:style-name="gr4" draw:text-style-name="P4" draw:layer="layout" svg:width="0.047cm" svg:height="0cm" svg:x="2.652cm" svg:y="8.639cm" svg:viewBox="0 0 48 0" draw:points="48,0 0,0">
          <text:p/>
        </draw:polygon>
        <draw:line draw:style-name="gr12" draw:text-style-name="P6" draw:layer="layout" svg:x1="2.7cm" svg:y1="8.639cm" svg:x2="2.652cm" svg:y2="8.639cm">
          <text:p/>
        </draw:line>
        <draw:polygon draw:style-name="gr4" draw:text-style-name="P4" draw:layer="layout" svg:width="0.047cm" svg:height="0cm" svg:x="2.652cm" svg:y="8.614cm" svg:viewBox="0 0 48 0" draw:points="48,0 0,0">
          <text:p/>
        </draw:polygon>
        <draw:line draw:style-name="gr12" draw:text-style-name="P6" draw:layer="layout" svg:x1="2.7cm" svg:y1="8.614cm" svg:x2="2.652cm" svg:y2="8.614cm">
          <text:p/>
        </draw:line>
        <draw:polygon draw:style-name="gr4" draw:text-style-name="P4" draw:layer="layout" svg:width="0.047cm" svg:height="0cm" svg:x="2.652cm" svg:y="8.446cm" svg:viewBox="0 0 48 0" draw:points="48,0 0,0">
          <text:p/>
        </draw:polygon>
        <draw:line draw:style-name="gr12" draw:text-style-name="P6" draw:layer="layout" svg:x1="2.7cm" svg:y1="8.446cm" svg:x2="2.652cm" svg:y2="8.446cm">
          <text:p/>
        </draw:line>
        <draw:polygon draw:style-name="gr4" draw:text-style-name="P4" draw:layer="layout" svg:width="0.047cm" svg:height="0cm" svg:x="2.652cm" svg:y="8.36cm" svg:viewBox="0 0 48 0" draw:points="48,0 0,0">
          <text:p/>
        </draw:polygon>
        <draw:line draw:style-name="gr12" draw:text-style-name="P6" draw:layer="layout" svg:x1="2.7cm" svg:y1="8.36cm" svg:x2="2.652cm" svg:y2="8.36cm">
          <text:p/>
        </draw:line>
        <draw:polygon draw:style-name="gr4" draw:text-style-name="P4" draw:layer="layout" svg:width="0.047cm" svg:height="0cm" svg:x="2.652cm" svg:y="8.299cm" svg:viewBox="0 0 48 0" draw:points="48,0 0,0">
          <text:p/>
        </draw:polygon>
        <draw:line draw:style-name="gr12" draw:text-style-name="P6" draw:layer="layout" svg:x1="2.7cm" svg:y1="8.299cm" svg:x2="2.652cm" svg:y2="8.299cm">
          <text:p/>
        </draw:line>
        <draw:polygon draw:style-name="gr4" draw:text-style-name="P4" draw:layer="layout" svg:width="0.047cm" svg:height="0cm" svg:x="2.652cm" svg:y="8.252cm" svg:viewBox="0 0 48 0" draw:points="48,0 0,0">
          <text:p/>
        </draw:polygon>
        <draw:line draw:style-name="gr12" draw:text-style-name="P6" draw:layer="layout" svg:x1="2.7cm" svg:y1="8.252cm" svg:x2="2.652cm" svg:y2="8.252cm">
          <text:p/>
        </draw:line>
        <draw:polygon draw:style-name="gr4" draw:text-style-name="P4" draw:layer="layout" svg:width="0.047cm" svg:height="0cm" svg:x="2.652cm" svg:y="8.214cm" svg:viewBox="0 0 48 0" draw:points="48,0 0,0">
          <text:p/>
        </draw:polygon>
        <draw:line draw:style-name="gr12" draw:text-style-name="P6" draw:layer="layout" svg:x1="2.7cm" svg:y1="8.214cm" svg:x2="2.652cm" svg:y2="8.214cm">
          <text:p/>
        </draw:line>
        <draw:polygon draw:style-name="gr4" draw:text-style-name="P4" draw:layer="layout" svg:width="0.047cm" svg:height="0cm" svg:x="2.652cm" svg:y="8.181cm" svg:viewBox="0 0 48 0" draw:points="48,0 0,0">
          <text:p/>
        </draw:polygon>
        <draw:line draw:style-name="gr12" draw:text-style-name="P6" draw:layer="layout" svg:x1="2.7cm" svg:y1="8.181cm" svg:x2="2.652cm" svg:y2="8.181cm">
          <text:p/>
        </draw:line>
        <draw:polygon draw:style-name="gr4" draw:text-style-name="P4" draw:layer="layout" svg:width="0.047cm" svg:height="0cm" svg:x="2.652cm" svg:y="8.153cm" svg:viewBox="0 0 48 0" draw:points="48,0 0,0">
          <text:p/>
        </draw:polygon>
        <draw:line draw:style-name="gr12" draw:text-style-name="P6" draw:layer="layout" svg:x1="2.7cm" svg:y1="8.153cm" svg:x2="2.652cm" svg:y2="8.153cm">
          <text:p/>
        </draw:line>
        <draw:polygon draw:style-name="gr4" draw:text-style-name="P4" draw:layer="layout" svg:width="0.047cm" svg:height="0cm" svg:x="2.652cm" svg:y="8.128cm" svg:viewBox="0 0 48 0" draw:points="48,0 0,0">
          <text:p/>
        </draw:polygon>
        <draw:line draw:style-name="gr12" draw:text-style-name="P6" draw:layer="layout" svg:x1="2.7cm" svg:y1="8.128cm" svg:x2="2.652cm" svg:y2="8.128cm">
          <text:p/>
        </draw:line>
        <draw:polygon draw:style-name="gr4" draw:text-style-name="P4" draw:layer="layout" svg:width="0.047cm" svg:height="0cm" svg:x="2.652cm" svg:y="7.96cm" svg:viewBox="0 0 48 0" draw:points="48,0 0,0">
          <text:p/>
        </draw:polygon>
        <draw:line draw:style-name="gr12" draw:text-style-name="P6" draw:layer="layout" svg:x1="2.7cm" svg:y1="7.96cm" svg:x2="2.652cm" svg:y2="7.96cm">
          <text:p/>
        </draw:line>
        <draw:polygon draw:style-name="gr4" draw:text-style-name="P4" draw:layer="layout" svg:width="0.047cm" svg:height="0cm" svg:x="2.652cm" svg:y="7.875cm" svg:viewBox="0 0 48 0" draw:points="48,0 0,0">
          <text:p/>
        </draw:polygon>
        <draw:line draw:style-name="gr12" draw:text-style-name="P6" draw:layer="layout" svg:x1="2.7cm" svg:y1="7.875cm" svg:x2="2.652cm" svg:y2="7.875cm">
          <text:p/>
        </draw:line>
        <draw:polyline draw:style-name="gr13" draw:text-style-name="P6" draw:layer="layout" svg:width="7.705cm" svg:height="2.737cm" svg:x="3.084cm" svg:y="8.013cm" svg:viewBox="0 0 7706 2738" draw:points="0,422 856,471 1712,213 2569,37 3425,0 4282,550 5138,1349 5994,2202 6850,2738 7706,2727">
          <text:p/>
        </draw:polyline>
        <draw:polyline draw:style-name="gr14" draw:text-style-name="P6" draw:layer="layout" svg:width="7.705cm" svg:height="2.524cm" svg:x="3.084cm" svg:y="8.27cm" svg:viewBox="0 0 7706 2525" draw:points="0,452 856,306 1712,103 2569,0 3425,117 4282,663 5138,1355 5994,2013 6850,2411 7706,2525">
          <text:p/>
        </draw:polyline>
        <draw:polyline draw:style-name="gr15" draw:text-style-name="P6" draw:layer="layout" svg:width="7.705cm" svg:height="2.346cm" svg:x="3.084cm" svg:y="8.379cm" svg:viewBox="0 0 7706 2347" draw:points="0,403 856,292 1712,158 2569,0 3425,336 4282,857 5138,1295 5994,1934 6850,2219 7706,2347">
          <text:p/>
        </draw:polyline>
        <draw:polyline draw:style-name="gr16" draw:text-style-name="P6" draw:layer="layout" svg:width="7.705cm" svg:height="1.897cm" svg:x="3.084cm" svg:y="8.737cm" svg:viewBox="0 0 7706 1898" draw:points="0,119 856,53 1712,0 2569,112 3425,326 4282,682 5138,1124 5994,1513 6850,1729 7706,1898">
          <text:p/>
        </draw:polyline>
        <draw:polyline draw:style-name="gr17" draw:text-style-name="P6" draw:layer="layout" svg:width="7.705cm" svg:height="1.711cm" svg:x="3.084cm" svg:y="8.866cm" svg:viewBox="0 0 7706 1712" draw:points="0,43 856,57 1712,0 2569,181 3425,480 4282,731 5138,1050 5994,1360 6850,1611 7706,1712">
          <text:p/>
        </draw:polyline>
        <draw:line draw:style-name="gr18" draw:text-style-name="P6" draw:layer="layout" svg:x1="2.699cm" svg:y1="10.933cm" svg:x2="2.699cm" svg:y2="7.874cm">
          <text:p/>
        </draw:line>
        <draw:line draw:style-name="gr18" draw:text-style-name="P6" draw:layer="layout" svg:x1="11.175cm" svg:y1="10.933cm" svg:x2="11.175cm" svg:y2="7.874cm">
          <text:p/>
        </draw:line>
        <draw:line draw:style-name="gr18" draw:text-style-name="P6" draw:layer="layout" svg:x1="2.699cm" svg:y1="10.933cm" svg:x2="11.175cm" svg:y2="10.933cm">
          <text:p/>
        </draw:line>
        <draw:line draw:style-name="gr18" draw:text-style-name="P6" draw:layer="layout" svg:x1="2.699cm" svg:y1="7.874cm" svg:x2="11.175cm" svg:y2="7.874cm">
          <text:p/>
        </draw:line>
        <draw:polygon draw:style-name="gr4" draw:text-style-name="P4" draw:layer="layout" svg:width="0.153cm" svg:height="0.029cm" svg:x="2.794cm" svg:y="11.347cm" svg:viewBox="0 0 154 30" draw:points="0,0 154,0 154,30 0,30">
          <text:p/>
        </draw:polygon>
        <draw:frame draw:style-name="gr19" draw:text-style-name="P7" draw:layer="layout" svg:width="0.451cm" svg:height="0.412cm" svg:x="2.974cm" svg:y="11.145cm">
          <draw:text-box>
            <text:p text:style-name="P1"><text:span text:style-name="T1">16</text:span></text:p>
          </draw:text-box>
        </draw:frame>
        <draw:polygon draw:style-name="gr4" draw:text-style-name="P4" draw:layer="layout" svg:width="0.154cm" svg:height="0.029cm" svg:x="3.901cm" svg:y="11.347cm" svg:viewBox="0 0 155 30" draw:points="0,0 155,0 155,30 0,30">
          <text:p/>
        </draw:polygon>
        <draw:frame draw:style-name="gr19" draw:text-style-name="P7" draw:layer="layout" svg:width="0.451cm" svg:height="0.412cm" svg:x="4.081cm" svg:y="11.145cm">
          <draw:text-box>
            <text:p text:style-name="P1"><text:span text:style-name="T1">15</text:span></text:p>
          </draw:text-box>
        </draw:frame>
        <draw:polygon draw:style-name="gr4" draw:text-style-name="P4" draw:layer="layout" svg:width="0.154cm" svg:height="0.029cm" svg:x="5.009cm" svg:y="11.347cm" svg:viewBox="0 0 155 30" draw:points="0,0 155,0 155,30 0,30">
          <text:p/>
        </draw:polygon>
        <draw:frame draw:style-name="gr19" draw:text-style-name="P7" draw:layer="layout" svg:width="0.451cm" svg:height="0.412cm" svg:x="5.189cm" svg:y="11.145cm">
          <draw:text-box>
            <text:p text:style-name="P1"><text:span text:style-name="T1">14</text:span></text:p>
          </draw:text-box>
        </draw:frame>
        <draw:polygon draw:style-name="gr4" draw:text-style-name="P4" draw:layer="layout" svg:width="0.154cm" svg:height="0.029cm" svg:x="6.116cm" svg:y="11.347cm" svg:viewBox="0 0 155 30" draw:points="0,0 155,0 155,30 0,30">
          <text:p/>
        </draw:polygon>
        <draw:frame draw:style-name="gr19" draw:text-style-name="P7" draw:layer="layout" svg:width="0.451cm" svg:height="0.412cm" svg:x="6.296cm" svg:y="11.145cm">
          <draw:text-box>
            <text:p text:style-name="P1"><text:span text:style-name="T1">13</text:span></text:p>
          </draw:text-box>
        </draw:frame>
        <draw:polygon draw:style-name="gr4" draw:text-style-name="P4" draw:layer="layout" svg:width="0.154cm" svg:height="0.029cm" svg:x="7.223cm" svg:y="11.347cm" svg:viewBox="0 0 155 30" draw:points="0,0 155,0 155,30 0,30">
          <text:p/>
        </draw:polygon>
        <draw:frame draw:style-name="gr19" draw:text-style-name="P7" draw:layer="layout" svg:width="0.451cm" svg:height="0.412cm" svg:x="7.404cm" svg:y="11.145cm">
          <draw:text-box>
            <text:p text:style-name="P1"><text:span text:style-name="T1">12</text:span></text:p>
          </draw:text-box>
        </draw:frame>
        <draw:polygon draw:style-name="gr4" draw:text-style-name="P4" draw:layer="layout" svg:width="0.154cm" svg:height="0.029cm" svg:x="8.331cm" svg:y="11.347cm" svg:viewBox="0 0 155 30" draw:points="0,0 155,0 155,30 0,30">
          <text:p/>
        </draw:polygon>
        <draw:frame draw:style-name="gr19" draw:text-style-name="P7" draw:layer="layout" svg:width="0.451cm" svg:height="0.412cm" svg:x="8.511cm" svg:y="11.145cm">
          <draw:text-box>
            <text:p text:style-name="P1"><text:span text:style-name="T1">11</text:span></text:p>
          </draw:text-box>
        </draw:frame>
        <draw:polygon draw:style-name="gr4" draw:text-style-name="P4" draw:layer="layout" svg:width="0.154cm" svg:height="0.029cm" svg:x="9.439cm" svg:y="11.347cm" svg:viewBox="0 0 155 30" draw:points="0,0 155,0 155,30 0,30">
          <text:p/>
        </draw:polygon>
        <draw:frame draw:style-name="gr19" draw:text-style-name="P7" draw:layer="layout" svg:width="0.451cm" svg:height="0.412cm" svg:x="9.619cm" svg:y="11.145cm">
          <draw:text-box>
            <text:p text:style-name="P1"><text:span text:style-name="T1">10</text:span></text:p>
          </draw:text-box>
        </draw:frame>
        <draw:polygon draw:style-name="gr4" draw:text-style-name="P4" draw:layer="layout" svg:width="0.154cm" svg:height="0.029cm" svg:x="10.624cm" svg:y="11.347cm" svg:viewBox="0 0 155 30" draw:points="0,0 155,0 155,30 0,30">
          <text:p/>
        </draw:polygon>
        <draw:frame draw:style-name="gr20" draw:text-style-name="P7" draw:layer="layout" svg:width="0.245cm" svg:height="0.412cm" svg:x="10.804cm" svg:y="11.145cm">
          <draw:text-box>
            <text:p text:style-name="P1"><text:span text:style-name="T1">9</text:span></text:p>
          </draw:text-box>
        </draw:frame>
        <draw:frame draw:style-name="gr21" draw:text-style-name="P7" draw:layer="layout" svg:width="0.451cm" svg:height="0.43cm" svg:x="1.588cm" svg:y="9.984cm">
          <draw:text-box>
            <text:p text:style-name="P1"><text:span text:style-name="T1">10</text:span></text:p>
          </draw:text-box>
        </draw:frame>
        <draw:frame draw:style-name="gr22" draw:text-style-name="P8" draw:layer="layout" svg:width="0.246cm" svg:height="0.302cm" svg:x="2.04cm" svg:y="9.972cm">
          <draw:text-box>
            <text:p text:style-name="P1"><text:span text:style-name="T3">0</text:span></text:p>
          </draw:text-box>
        </draw:frame>
        <draw:frame draw:style-name="gr23" draw:text-style-name="P7" draw:layer="layout" svg:width="0.451cm" svg:height="0.431cm" svg:x="1.588cm" svg:y="9.025cm">
          <draw:text-box>
            <text:p text:style-name="P1"><text:span text:style-name="T1">10</text:span></text:p>
          </draw:text-box>
        </draw:frame>
        <draw:frame draw:style-name="gr22" draw:text-style-name="P8" draw:layer="layout" svg:width="0.246cm" svg:height="0.302cm" svg:x="2.04cm" svg:y="9.012cm">
          <draw:text-box>
            <text:p text:style-name="P1"><text:span text:style-name="T3">2</text:span></text:p>
          </draw:text-box>
        </draw:frame>
        <draw:frame draw:style-name="gr23" draw:text-style-name="P7" draw:layer="layout" svg:width="0.451cm" svg:height="0.431cm" svg:x="1.588cm" svg:y="8.069cm">
          <draw:text-box>
            <text:p text:style-name="P1"><text:span text:style-name="T1">10</text:span></text:p>
          </draw:text-box>
        </draw:frame>
        <draw:frame draw:style-name="gr22" draw:text-style-name="P8" draw:layer="layout" svg:width="0.246cm" svg:height="0.302cm" svg:x="2.04cm" svg:y="8.058cm">
          <draw:text-box>
            <text:p text:style-name="P1"><text:span text:style-name="T3">4</text:span></text:p>
          </draw:text-box>
        </draw:frame>
        <draw:frame draw:style-name="gr5" draw:text-style-name="P7" draw:layer="layout" svg:width="0.352cm" svg:height="0.412cm" svg:x="1.846cm" svg:y="2.636cm">
          <draw:text-box>
            <text:p text:style-name="P1"><text:span text:style-name="T1">0</text:span></text:p>
          </draw:text-box>
        </draw:frame>
        <draw:frame draw:style-name="gr24" draw:text-style-name="P7" draw:layer="layout" svg:width="0.675cm" svg:height="0.412cm" svg:x="1.397cm" svg:y="2.121cm">
          <draw:text-box>
            <text:p text:style-name="P1"><text:span text:style-name="T1">100</text:span></text:p>
          </draw:text-box>
        </draw:frame>
        <draw:frame draw:style-name="gr24" draw:text-style-name="P7" draw:layer="layout" svg:width="0.675cm" svg:height="0.412cm" svg:x="1.397cm" svg:y="1.606cm">
          <draw:text-box>
            <text:p text:style-name="P1"><text:span text:style-name="T1">200</text:span></text:p>
          </draw:text-box>
        </draw:frame>
        <draw:frame draw:style-name="gr24" draw:text-style-name="P7" draw:layer="layout" svg:width="0.675cm" svg:height="0.412cm" svg:x="1.397cm" svg:y="1.091cm">
          <draw:text-box>
            <text:p text:style-name="P1"><text:span text:style-name="T1">300</text:span></text:p>
          </draw:text-box>
        </draw:frame>
        <draw:frame draw:style-name="gr24" draw:text-style-name="P7" draw:layer="layout" svg:width="0.675cm" svg:height="0.412cm" svg:x="1.397cm" svg:y="0.576cm">
          <draw:text-box>
            <text:p text:style-name="P1"><text:span text:style-name="T1">400</text:span></text:p>
          </draw:text-box>
        </draw:frame>
        <draw:frame draw:style-name="gr25" draw:text-style-name="P7" draw:layer="layout" svg:width="0.451cm" svg:height="0.426cm" svg:x="1.588cm" svg:y="7.067cm">
          <draw:text-box>
            <text:p text:style-name="P1"><text:span text:style-name="T1">10</text:span></text:p>
          </draw:text-box>
        </draw:frame>
        <draw:frame draw:style-name="gr26" draw:text-style-name="P8" draw:layer="layout" svg:width="0.246cm" svg:height="0.299cm" svg:x="2.04cm" svg:y="7.048cm">
          <draw:text-box>
            <text:p text:style-name="P1"><text:span text:style-name="T3">1</text:span></text:p>
          </draw:text-box>
        </draw:frame>
        <draw:frame draw:style-name="gr27" draw:text-style-name="P7" draw:layer="layout" svg:width="0.451cm" svg:height="0.427cm" svg:x="1.588cm" svg:y="6.286cm">
          <draw:text-box>
            <text:p text:style-name="P1"><text:span text:style-name="T1">10</text:span></text:p>
          </draw:text-box>
        </draw:frame>
        <draw:frame draw:style-name="gr26" draw:text-style-name="P8" draw:layer="layout" svg:width="0.246cm" svg:height="0.299cm" svg:x="2.04cm" svg:y="6.268cm">
          <draw:text-box>
            <text:p text:style-name="P1"><text:span text:style-name="T3">2</text:span></text:p>
          </draw:text-box>
        </draw:frame>
        <draw:frame draw:style-name="gr25" draw:text-style-name="P7" draw:layer="layout" svg:width="0.451cm" svg:height="0.426cm" svg:x="1.588cm" svg:y="5.513cm">
          <draw:text-box>
            <text:p text:style-name="P1"><text:span text:style-name="T1">10</text:span></text:p>
          </draw:text-box>
        </draw:frame>
        <draw:frame draw:style-name="gr28" draw:text-style-name="P8" draw:layer="layout" svg:width="0.246cm" svg:height="0.3cm" svg:x="2.04cm" svg:y="5.494cm">
          <draw:text-box>
            <text:p text:style-name="P1"><text:span text:style-name="T3">3</text:span></text:p>
          </draw:text-box>
        </draw:frame>
        <draw:frame draw:style-name="gr27" draw:text-style-name="P7" draw:layer="layout" svg:width="0.451cm" svg:height="0.427cm" svg:x="1.588cm" svg:y="4.747cm">
          <draw:text-box>
            <text:p text:style-name="P1"><text:span text:style-name="T1">10</text:span></text:p>
          </draw:text-box>
        </draw:frame>
        <draw:frame draw:style-name="gr26" draw:text-style-name="P8" draw:layer="layout" svg:width="0.246cm" svg:height="0.299cm" svg:x="2.04cm" svg:y="4.729cm">
          <draw:text-box>
            <text:p text:style-name="P1"><text:span text:style-name="T3">4</text:span></text:p>
          </draw:text-box>
        </draw:frame>
        <draw:frame draw:style-name="gr25" draw:text-style-name="P7" draw:layer="layout" svg:width="0.451cm" svg:height="0.426cm" svg:x="1.588cm" svg:y="3.974cm">
          <draw:text-box>
            <text:p text:style-name="P1"><text:span text:style-name="T1">10</text:span></text:p>
          </draw:text-box>
        </draw:frame>
        <draw:frame draw:style-name="gr28" draw:text-style-name="P8" draw:layer="layout" svg:width="0.246cm" svg:height="0.3cm" svg:x="2.04cm" svg:y="3.955cm">
          <draw:text-box>
            <text:p text:style-name="P1"><text:span text:style-name="T3">5</text:span></text:p>
          </draw:text-box>
        </draw:frame>
        <draw:frame draw:style-name="gr25" draw:text-style-name="P7" draw:layer="layout" svg:width="0.451cm" svg:height="0.426cm" svg:x="1.588cm" svg:y="3.194cm">
          <draw:text-box>
            <text:p text:style-name="P1"><text:span text:style-name="T1">10</text:span></text:p>
          </draw:text-box>
        </draw:frame>
        <draw:frame draw:style-name="gr26" draw:text-style-name="P8" draw:layer="layout" svg:width="0.246cm" svg:height="0.299cm" svg:x="2.04cm" svg:y="3.175cm">
          <draw:text-box>
            <text:p text:style-name="P1"><text:span text:style-name="T3">6</text:span></text:p>
          </draw:text-box>
        </draw:frame>
        <draw:line draw:style-name="gr29" draw:text-style-name="P9" draw:layer="layout" svg:x1="9.398cm" svg:y1="3.048cm" svg:x2="9.398cm" svg:y2="10.795cm">
          <text:p/>
        </draw:line>
        <draw:path draw:style-name="gr30" draw:text-style-name="P10" draw:layer="layout" svg:width="2.286cm" svg:height="2.694cm" svg:x="11.43cm" svg:y="0.607cm" svg:viewBox="0 0 2287 2695" svg:d="M70 2695h2146c47 0 71-24 71-71v-2554c0-47-24-70-71-70h-2146c-47 0-70 23-70 70v2554c0 47 23 71 70 71z">
          <text:p/>
        </draw:path>
        <draw:line draw:style-name="gr13" draw:text-style-name="P6" draw:layer="layout" svg:x1="11.571cm" svg:y1="0.892cm" svg:x2="12.277cm" svg:y2="0.892cm">
          <text:p/>
        </draw:line>
        <draw:line draw:style-name="gr14" draw:text-style-name="P6" draw:layer="layout" svg:x1="11.571cm" svg:y1="1.41cm" svg:x2="12.277cm" svg:y2="1.41cm">
          <text:p/>
        </draw:line>
        <draw:frame draw:style-name="gr31" draw:text-style-name="P2" draw:layer="layout" svg:width="1.018cm" svg:height="0.412cm" svg:x="12.559cm" svg:y="0.689cm">
          <draw:text-box>
            <text:p text:style-name="P1"><text:span text:style-name="T1">D=20</text:span></text:p>
          </draw:text-box>
        </draw:frame>
        <draw:line draw:style-name="gr15" draw:text-style-name="P6" draw:layer="layout" svg:x1="11.571cm" svg:y1="1.928cm" svg:x2="12.277cm" svg:y2="1.928cm">
          <text:p/>
        </draw:line>
        <draw:frame draw:style-name="gr31" draw:text-style-name="P2" draw:layer="layout" svg:width="1.018cm" svg:height="0.412cm" svg:x="12.559cm" svg:y="1.207cm">
          <draw:text-box>
            <text:p text:style-name="P1"><text:span text:style-name="T1">D=25</text:span></text:p>
          </draw:text-box>
        </draw:frame>
        <draw:line draw:style-name="gr16" draw:text-style-name="P6" draw:layer="layout" svg:x1="11.571cm" svg:y1="2.445cm" svg:x2="12.277cm" svg:y2="2.445cm">
          <text:p/>
        </draw:line>
        <draw:frame draw:style-name="gr31" draw:text-style-name="P2" draw:layer="layout" svg:width="1.018cm" svg:height="0.412cm" svg:x="12.559cm" svg:y="1.724cm">
          <draw:text-box>
            <text:p text:style-name="P1"><text:span text:style-name="T1">D=30</text:span></text:p>
          </draw:text-box>
        </draw:frame>
        <draw:line draw:style-name="gr17" draw:text-style-name="P6" draw:layer="layout" svg:x1="11.571cm" svg:y1="2.963cm" svg:x2="12.277cm" svg:y2="2.963cm">
          <text:p/>
        </draw:line>
        <draw:frame draw:style-name="gr31" draw:text-style-name="P2" draw:layer="layout" svg:width="1.018cm" svg:height="0.412cm" svg:x="12.559cm" svg:y="2.242cm">
          <draw:text-box>
            <text:p text:style-name="P1"><text:span text:style-name="T1">D=40</text:span></text:p>
          </draw:text-box>
        </draw:frame>
        <draw:frame draw:style-name="gr31" draw:text-style-name="P2" draw:layer="layout" svg:width="1.018cm" svg:height="0.412cm" svg:x="12.559cm" svg:y="2.759cm">
          <draw:text-box>
            <text:p text:style-name="P1"><text:span text:style-name="T1">D=50</text:span></text:p>
          </draw:text-box>
        </draw:frame>
        <draw:frame draw:style-name="gr32" draw:text-style-name="P11" draw:layer="layout" svg:width="0.889cm" svg:height="0.497cm" svg:x="8.743cm" svg:y="4.352cm">
          <draw:text-box>
            <text:p><text:span text:style-name="T5">crit</text:span></text:p>
          </draw:text-box>
        </draw:frame>
        <draw:frame draw:style-name="gr33" draw:text-style-name="P12" draw:layer="layout" svg:width="0.254cm" svg:height="0.822cm" svg:x="8.495cm" svg:y="4.002cm">
          <draw:text-box>
            <text:p><text:span text:style-name="T6">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Sans1" svg:font-family="DejaVuSans"/>
    <style:font-face style:name="Lohit Devanagari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/>
      <style:paragraph-properties>
        <style:tab-stops/>
      </style:paragraph-properties>
      <style:text-properties fo:background-color="#ffff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6-02T11:53:21.696444051</dc:date>
    <meta:editing-duration>PT17H13M45S</meta:editing-duration>
    <meta:editing-cycles>15</meta:editing-cycles>
    <meta:generator>LibreOffice/6.3.5.2$Linux_X86_64 LibreOffice_project/30$Build-2</meta:generator>
    <meta:document-statistic meta:object-count="379"/>
  </office:meta>
</office:document-meta>
</file>